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swiss"/>
    <style:font-face style:name="Gentium Plus" svg:font-family="'Gentium Plus'" style:font-family-generic="swiss"/>
    <style:font-face style:name="Liberation Sans" svg:font-family="'Liberation Sans'" style:font-family-generic="swiss"/>
    <style:font-face style:name="Liberation Serif" svg:font-family="'Liberation Serif'" style:font-family-generic="swiss"/>
    <style:font-face style:name="OpenSymbol" svg:font-family="OpenSymbol"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DQ-San-Body-Text" style:list-style-name="WWNum4"/>
    <style:style style:name="P2" style:family="paragraph" style:parent-style-name="DQ-San-Body-Text" style:list-style-name="WWNum5"/>
    <style:style style:name="P3" style:family="paragraph" style:parent-style-name="DQ-San-Body-Text" style:list-style-name="WWNum2"/>
    <style:style style:name="P4" style:family="paragraph" style:parent-style-name="DQ-San-Body-Text" style:list-style-name="WWNum3"/>
    <style:style style:name="P5" style:family="paragraph" style:parent-style-name="DQ-San-Body-Text">
      <style:text-properties officeooo:paragraph-rsid="000573c0"/>
    </style:style>
    <style:style style:name="P6" style:family="paragraph" style:parent-style-name="DQ-San-Body-Text" style:list-style-name="L1">
      <style:text-properties officeooo:rsid="000573c0" officeooo:paragraph-rsid="000573c0"/>
    </style:style>
    <style:style style:name="P7" style:family="paragraph" style:parent-style-name="DQ-San-Body-Text" style:list-style-name="L1">
      <style:text-properties officeooo:paragraph-rsid="000573c0"/>
    </style:style>
    <style:style style:name="P8" style:family="paragraph" style:parent-style-name="DQ-San-Heading-1" style:list-style-name="WWNum0" style:master-page-name="Standard">
      <style:paragraph-properties fo:margin-top="0.423cm" fo:margin-bottom="0.212cm" loext:contextual-spacing="false" style:page-number="auto"/>
    </style:style>
    <style:style style:name="P9" style:family="paragraph" style:parent-style-name="Text_20_body">
      <style:text-properties fo:color="#999999" style:font-name="Calibri"/>
    </style:style>
    <style:style style:name="P10" style:family="paragraph" style:parent-style-name="Text_20_body">
      <style:text-properties style:font-name="Calibri"/>
    </style:style>
    <style:style style:name="T1" style:family="text">
      <style:text-properties fo:font-size="24pt" style:font-size-asian="24pt" style:font-size-complex="24pt"/>
    </style:style>
    <style:style style:name="T2" style:family="text">
      <style:text-properties fo:color="#999999" fo:font-size="10pt" style:font-size-asian="10pt" style:font-size-complex="10pt"/>
    </style:style>
    <style:style style:name="T3" style:family="text">
      <style:text-properties style:text-underline-style="solid" style:text-underline-width="auto" style:text-underline-color="font-color"/>
    </style:style>
    <style:style style:name="T4" style:family="text">
      <style:text-properties officeooo:rsid="000573c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trong_20_Emphasis"><text:span text:style-name="T1">2019.01</text:span></text:span></text:p>
      <text:p text:style-name="DQ-San-Body-Text"><text:span text:style-name="T2">01 January 2019</text:span></text:p>
      <text:p text:style-name="DQ-San-Body-Text"><text:span text:style-name="T2">05:30</text:span></text:p>
      <text:p text:style-name="P9"/>
      <text:p text:style-name="DQ-San-Body-Text"><text:span text:style-name="Strong_20_Emphasis">Tue 01 Jan 2019</text:span></text:p>
      <text:p text:style-name="DQ-San-Body-Text">2018.12.30-2019.01.05-Goa-AL-Vacation</text:p>
      <text:p text:style-name="P10"/>
      <text:p text:style-name="DQ-San-Body-Text"><text:span text:style-name="Strong_20_Emphasis">Wed 02 Jan 2019</text:span></text:p>
      <text:p text:style-name="DQ-San-Body-Text">2018.12.30-2019.01.05-Goa-AL-Vacation</text:p>
      <text:p text:style-name="DQ-San-Body-Text">(2019.01.02 2300h) Goodreads: Friends add. Alex Josey vol 1. Michael Crichton. The Big Short. Boomerang.</text:p>
      <text:p text:style-name="DQ-San-Body-Text">If you don’t want China to sell it, don’t buy it.</text:p>
      <text:p text:style-name="DQ-San-Body-Text"><text:a xlink:type="simple" xlink:href="https://www.goodreads.com/book/show/7668.Rising_Sun" text:style-name="Internet_20_link" text:visited-style-name="Visited_20_Internet_20_Link"><text:span text:style-name="Internet_20_link"><text:span text:style-name="T3">https://www.goodreads.com/book/show/7668.Rising_Sun</text:span></text:span></text:a> (by Michael Crichton)</text:p>
      <text:p text:style-name="DQ-San-Body-Text">This work of fiction is set in circumstances that are, of course, dated. But that's why I read it, to see how popular thinking—intelligent popular thinking, but still popular thinking—conceived of that earlier competition between America and Japan. Here's what Crichton made of it then:</text:p>
      <text:p text:style-name="DQ-San-Body-Text"> </text:p>
      <text:p text:style-name="DQ-San-Body-Text">Afterword</text:p>
      <text:p text:style-name="DQ-San-Body-Text">"If you don’t want Japan to buy it, don’t sell it.</text:p>
      <text:p text:style-name="DQ-San-Body-Text">—AKIO MORITA</text:p>
      <text:p text:style-name="DQ-San-Body-Text"> </text:p>
      <text:p text:style-name="DQ-San-Body-Text">"Sooner or later, the United States must come to grips with the fact that Japan has become the leading industrial nation in the world. The Japanese have the longest lifespan. They have the highest employment, the highest literacy, the smallest gap between rich and poor. Their manufactured products have the highest quality. They have the best food. The fact is that a country the size of Montana, with half our population, will soon have an economy equal to ours.</text:p>
      <text:p text:style-name="DQ-San-Body-Text"> </text:p>
      <text:p text:style-name="DQ-San-Body-Text">"But they haven’t succeeded by doing things our way. Japan is not a Western industrial state; it is organized quite differently. And the Japanese have invented a new kind of trade—adversarial trade, trade like war, trade intended to wipe out the competition—which America has failed to understand for several decades. The United States keeps insisting the Japanese do things our way. But increasingly, their response is to ask, why should we change? We’re doing better than you are."</text:p>
      <text:p text:style-name="DQ-San-Body-Text"> </text:p>
      <text:p text:style-name="DQ-San-Body-Text">So both right in all the wrong ways, and wrong in all the right ways. </text:p>
      <text:p text:style-name="DQ-San-Body-Text"> </text:p>
      <text:p text:style-name="DQ-San-Body-Text">If you don’t want China to sell it, don’t buy it.</text:p>
      <text:p text:style-name="DQ-San-Body-Text"><text:a xlink:type="simple" xlink:href="https://www.facebook.com/DannyQuah/posts/10101238479933451" text:style-name="Internet_20_link" text:visited-style-name="Visited_20_Internet_20_Link"><text:span text:style-name="Internet_20_link"><text:span text:style-name="T3">Facebook</text:span></text:span></text:a> <text:a xlink:type="simple" xlink:href="https://twitter.com/DannyQuah/status/1080667019824062465" text:style-name="Internet_20_link" text:visited-style-name="Visited_20_Internet_20_Link"><text:span text:style-name="Internet_20_link"><text:span text:style-name="T3">Twitter</text:span></text:span></text:a> <text:a xlink:type="simple" xlink:href="https://www.linkedin.com/feed/update/urn:li:activity:6486431893196808192" text:style-name="Internet_20_link" text:visited-style-name="Visited_20_Internet_20_Link"><text:span text:style-name="Internet_20_link"><text:span text:style-name="T3">LinkedIn</text:span></text:span></text:a></text:p>
      <text:p text:style-name="DQ-San-Body-Text"> </text:p>
      <text:p text:style-name="DQ-San-Body-Text"><text:span text:style-name="Strong_20_Emphasis">Thu 03 Jan 2019 </text:span></text:p>
      <text:p text:style-name="DQ-San-Body-Text">2018.12.30-2019.01.05-Goa-AL-Vacation</text:p>
      <text:p text:style-name="DQ-San-Body-Text">(2019.01.03 1610h) From Malle de Goa</text:p>
      <text:p text:style-name="DQ-San-Body-Text">So I burnt my fingers saving from near-certain immolation a nylon-clad devout woman lighting her candles. Next thing I know, we're surrounded by the girls of the national kabaddi team demanding wefies.</text:p>
      <text:p text:style-name="DQ-San-Body-Text"> </text:p>
      <text:p text:style-name="DQ-San-Body-Text">(Considerable poetic licence taken in this writeup)</text:p>
      <text:p text:style-name="DQ-San-Body-Text"><text:soft-page-break/><text:a xlink:type="simple" xlink:href="https://www.facebook.com/photo.php?fbid=10101238591619631&amp;set=a.10101236835683541&amp;type=3" text:style-name="Internet_20_link" text:visited-style-name="Visited_20_Internet_20_Link"><text:span text:style-name="Internet_20_link"><text:span text:style-name="T3">Facebook</text:span></text:span></text:a> </text:p>
      <text:p text:style-name="DQ-San-Body-Text"> </text:p>
      <text:p text:style-name="DQ-San-Body-Text"><text:span text:style-name="Strong_20_Emphasis">Fri 04 Jan 2019 </text:span></text:p>
      <text:p text:style-name="DQ-San-Body-Text">2018.12.30-2019.01.05-Goa-AL-Vacation</text:p>
      <text:p text:style-name="DQ-San-Body-Text">(2019.01.04 0650h) Corr</text:p>
      <text:p text:style-name="DQ-San-Body-Text">(2019.01.04 1131h) Wu, Mark. 2016. “The `China Inc.’ Challenge to Global Trade Governance.” <text:span text:style-name="Emphasis">Harvard International Law Journal</text:span> 57 (2): 261–324.</text:p>
      <text:p text:style-name="DQ-San-Body-Text">-&gt; Paper by Dropbox</text:p>
      <text:p text:style-name="DQ-San-Body-Text"> </text:p>
      <text:p text:style-name="DQ-San-Body-Text"><text:span text:style-name="Strong_20_Emphasis">Sat 05 Jan 2019 </text:span></text:p>
      <text:p text:style-name="DQ-San-Body-Text">2018.12.30-2019.01.05-Goa-AL-Vacation</text:p>
      <text:p text:style-name="DQ-San-Body-Text">(2019.01.05 2006h) KV Fitness </text:p>
      <text:p text:style-name="DQ-San-Body-Text">(2019.01.05 2130h) Netflix / Black Mirror. S01 The Entire History of You. S02 Be Right Back </text:p>
      <text:p text:style-name="DQ-San-Body-Text"> </text:p>
      <text:p text:style-name="DQ-San-Body-Text"><text:span text:style-name="Strong_20_Emphasis">Sun 06 Jan 2019 </text:span></text:p>
      <text:p text:style-name="DQ-San-Body-Text">(2019.01.06 0800h) Right foot fourth toe banged-up; couldn’t run. Put foot on ice</text:p>
      <text:p text:style-name="DQ-San-Body-Text">(2019.01.06 0810h) Listings / Teaching-Advising / <text:span text:style-name="Strong_20_Emphasis">Handouts-Slides-Course-Writes (cleaned). LKYSPP-Teaching (cleaned). NUS-Teaching (cleaned). LPSS-Teaching (cleaned). LSE-Teaching (cleaned). Reference-Letters (cleaned)</text:span> - All done now on Teaching-Advising </text:p>
      <text:p text:style-name="DQ-San-Body-Text">(2019.01.06 1432h) PrsnFinance / *AMEX* from Aug 2018 through Dec 2018, 62005 through 2019.01; *Citibank* through 2018.12.3; *MBNA* 2018.08.15 through 2018.12.16 (no Oct)</text:p>
      <text:p text:style-name="DQ-San-Body-Text">Emailed CM: Affinity Water resumed their charges from Apr 2018 (after stopping Jan 2018)</text:p>
      <text:p text:style-name="DQ-San-Body-Text">Apr 2018 - Jan 2018 is £26.52 * 9 + £26.55 = £265.23</text:p>
      <text:p text:style-name="DQ-San-Body-Text">Numbers on my Citibank account for Affinity Water are 36055403 // 212 985631 13293557</text:p>
      <text:p text:style-name="DQ-San-Body-Text">(2019.01.06 1816h) Long-T-2017.06-Small-States-Great-Power-ISR notes</text:p>
      <text:p text:style-name="DQ-San-Body-Text">(2019.01.06 1900h) West Co’z Cafe - West Coast Plaza / Dinner AL $15.30 *-8892</text:p>
      <text:p text:style-name="DQ-San-Body-Text">(2019.01.06 2122h) Nelson, Meghan. 2015. <text:a xlink:type="simple" xlink:href="https://product.hubspot.com/blog/git-and-github-tutorial-for-beginners" text:style-name="Internet_20_link" text:visited-style-name="Visited_20_Internet_20_Link"><text:span text:style-name="Internet_20_link"><text:span text:style-name="T3">An Introduction to Git and Github for Beginners</text:span></text:span></text:a>. Hubspot (01 Oct)</text:p>
      <text:p text:style-name="DQ-San-Body-Text">(2019.01.06 2231h) 2019.01-Calculation-Notes-Income-Dynamics-Bottom-50</text:p>
      <text:p text:style-name="DQ-San-Body-Text"> </text:p>
      <text:p text:style-name="DQ-San-Body-Text"><text:span text:style-name="Strong_20_Emphasis">Mon 07 Jan 2019 </text:span></text:p>
      <text:p text:style-name="DQ-San-Body-Text">(2019.01.07 0900h) MK, Wendy, Finance Team</text:p>
      <text:p text:style-name="DQ-San-Body-Text">(2019.01.07 1030h) YF Khong re </text:p>
      <text:p text:style-name="DQ-San-Body-Text"> Hiring</text:p>
      <text:p text:style-name="DQ-San-Body-Text"> Research Centers, ACI - KG, KY</text:p>
      <text:p text:style-name="DQ-San-Body-Text">(2019.01.07 1100h) <text:a xlink:type="simple" xlink:href="http://news.mit.edu/2018/mit-launches-task-force-on-work-of-future-0227" text:style-name="Internet_20_link" text:visited-style-name="Visited_20_Internet_20_Link"><text:span text:style-name="Internet_20_link"><text:span text:style-name="T3">MIT launches Task Force on the Work of the Future</text:span></text:span></text:a></text:p>
      <text:p text:style-name="DQ-San-Body-Text">Institute-wide effort will study the evolution of jobs in an age of technological advancement.</text:p>
      <text:p text:style-name="DQ-San-Body-Text">MIT News 27 Feb 2018 </text:p>
      <text:p text:style-name="DQ-San-Body-Text">(2019.01.07 1125h) pbook Crostini: installed new Firefox Quantum in /opt/firefox</text:p>
      <text:p text:style-name="DQ-San-Body-Text">2019.01.07.1200h-Lunch-Hang.Chang_Chieh-Cafe-Ridge $35.90 *-1189</text:p>
      <text:p text:style-name="DQ-San-Body-Text">(2019.01.07 1500h) 2019.01.07.1500h-MC</text:p>
      <text:p text:style-name="DQ-San-Body-Text">MK</text:p>
      <text:p text:style-name="DQ-San-Body-Text">SK</text:p>
      <text:p text:style-name="DQ-San-Body-Text">FM/C-EE: Should we still have both, when they’re representing EE? </text:p>
      <text:p text:style-name="DQ-San-Body-Text">YFK - from July</text:p>
      <text:p text:style-name="DQ-San-Body-Text">Possibilities? (EAM - Tracy) OR (HR - Laura) OR (SP - Anie) OR (Finance - Wendy) OR …?</text:p>
      <text:p text:style-name="DQ-San-Body-Text">Public Policy Hackathon</text:p>
      <text:p text:style-name="DQ-San-Body-Text">2019.01.07.1600h-Francesco.Mancini-OTH.DO</text:p>
      <text:p text:style-name="DQ-San-Body-Text">1. recommend continued caution, based on my LSE experience with Libya </text:p>
      <text:p text:style-name="DQ-San-Body-Text"><text:soft-page-break/>2. No matter how tightly controlled Saudi Arabia can keep its domestic situation - including the agreement with Wahabbism - Libya crisis came not from inside but from (Tunisia and Arab Spring) outside.</text:p>
      <text:p text:style-name="DQ-San-Body-Text">3. Confidential discussion re Faye.</text:p>
      <text:p text:style-name="DQ-San-Body-Text">(2019.01.07 1700h) 2019.01.07-MK-Laura</text:p>
      <text:p text:style-name="DQ-San-Body-Text">ACI:</text:p>
      <text:p text:style-name="DQ-San-Body-Text">1. 3 Deputy Directors, besides Paul Cheung the Director </text:p>
      <text:p text:style-name="DQ-San-Body-Text">2. 3-year appointment</text:p>
      <text:p text:style-name="DQ-San-Body-Text">3. Ask Provost and President if they would agree to extend ACI contracts until end of financial year, so 31 Mar 2019; they agreed</text:p>
      <text:p text:style-name="DQ-San-Body-Text"> </text:p>
      <text:p text:style-name="DQ-San-Body-Text">Paul C</text:p>
      <text:p text:style-name="DQ-San-Body-Text">1. Will Paul C renew at FASS? Or will he be 100% LKYSPP/ACI</text:p>
      <text:p text:style-name="DQ-San-Body-Text">2. WT - either Adjunct or Visiting; Choy MK - Adjunct or Associate Professor in Practice; Ong QY - lateral transfer from FASS to LKYSPP, fulltime</text:p>
      <text:p text:style-name="DQ-San-Body-Text">3. $2.5mn from the School for EOM and OOE</text:p>
      <text:p text:style-name="DQ-San-Body-Text">4. Other details will need to sit down PC, Dean, HR, MK</text:p>
      <text:p text:style-name="DQ-San-Body-Text">(2019.01.07 1932h) KV Fitness Centre</text:p>
      <text:p text:style-name="DQ-San-Body-Text">(2019.01.07 2030h) Netflix / Black Mirror S02.White Bear </text:p>
      <text:p text:style-name="DQ-San-Body-Text"> </text:p>
      <text:p text:style-name="DQ-San-Body-Text"> </text:p>
      <text:p text:style-name="DQ-San-Body-Text"><text:span text:style-name="Strong_20_Emphasis">Tue 08 Jan 2019 </text:span></text:p>
      <text:p text:style-name="DQ-San-Body-Text">(2019.01.08 0630h) 2019.01.08.0830h-Tan.Khee_Giap</text:p>
      <text:p text:style-name="DQ-San-Body-Text">2019.01.08.0930h-Sonia.Akter-MTAR</text:p>
      <text:p text:style-name="DQ-San-Body-Text">2019.01.08.1000h-KT-Promotion-Full</text:p>
      <text:p text:style-name="DQ-San-Body-Text">2019.01.08.1030h-Interview-CS-Director-Ong.Siew_Hwee</text:p>
      <text:p text:style-name="DQ-San-Body-Text"> She has not yet previously worked in the education sector</text:p>
      <text:p text:style-name="DQ-San-Body-Text"> Has two kids, one in the NUS Law School, the other NUS Business School</text:p>
      <text:p text:style-name="DQ-San-Body-Text"> I asked what greatest challenge she has faced, and how she overcame it. At IE Singapore she re-started two stalled projects to successful completion. But then crisis in general staff unhappiness. Too focused on getting the work done, and ignored the staff. Wake-up call, response (a) working too hard the staff; (b) hadn’t celebrated enough the staff’s achievements.</text:p>
      <text:p text:style-name="DQ-San-Body-Text"> Internal customer expectations always high. Foreign offices - isolated, vulnerable and at the same time pressured by central HQ. Regular visits to help built trust and rapport</text:p>
      <text:p text:style-name="DQ-San-Body-Text"> I told her the School’s mission and its range of stakeholders</text:p>
      <text:p text:style-name="DQ-San-Body-Text"> I asked what she thought the School needs in Corporate Services</text:p>
      <text:p text:style-name="DQ-San-Body-Text"> Harness technology better</text:p>
      <text:p text:style-name="DQ-San-Body-Text"> Deploy data analytics</text:p>
      <text:p text:style-name="DQ-San-Body-Text"> In the move from her current position to LKYSPP, she will bring</text:p>
      <text:p text:style-name="DQ-San-Body-Text"> Ability to navigate local cultures (lessons from the foreign outposts)</text:p>
      <text:p text:style-name="DQ-San-Body-Text"> Communications</text:p>
      <text:p text:style-name="DQ-San-Body-Text">The conversation went relatively well, but I felt a bit of forced effort - on both our parts - to get in sufficient energy and engagement.</text:p>
      <text:p text:style-name="DQ-San-Body-Text">(2019.01.08 1124h) Poh_Lin Tan Teaching Review / submitted</text:p>
      <text:p text:style-name="DQ-San-Body-Text">Ashish Lall</text:p>
      <text:p text:style-name="DQ-San-Body-Text">The reviewer has provided comments that are both critical and thoughtful, and the subsequent comments helpful as well. There is indeed a tension in developing practical skills and that development seeming to wander into not-so-useful directions. Similarly some discussion, especially from those not yet expert in the area, will seem unnecessary; provided class discipline <text:soft-page-break/>remains tight, this shouldn’t be a problem. Likely the instructor will be able to tighten all this up in subsequent versions of the module.</text:p>
      <text:p text:style-name="DQ-San-Body-Text">(HoD comments - already filled in)</text:p>
      <text:p text:style-name="DQ-San-Body-Text">Liu Haoming</text:p>
      <text:p text:style-name="DQ-San-Body-Text">The reviewer’s comments are careful and constructive. The instructor has done a good job communicating in the module meeting what is sought.</text:p>
      <text:p text:style-name="DQ-San-Body-Text">(2019.01.08 1222h) University Hall / Nexus</text:p>
      <text:p text:style-name="DQ-San-Body-Text">Sitting with Simon Chesterman, Rachel Ee (Pharmacy)</text:p>
      <text:p text:style-name="DQ-San-Body-Text">Teck Hua / UCB hire of hot prospect: faculty volunteered $60 each to hire the candidate a limo for the entire visit; took him to Latin dance (candidate’s particular interest). Broke misperceptions about Berkeley - state school, not enough money, etc.</text:p>
      <text:p text:style-name="DQ-San-Body-Text"> He’s OK with our making offers to top people who then end up turning us down. </text:p>
      <text:p text:style-name="DQ-San-Body-Text"> P&amp;T 87 cases; 84 cases Teck went with majority of UPTC.</text:p>
      <text:p text:style-name="DQ-San-Body-Text"> In next 10 years, 586 people will retire from NUS, looking at age profiles alone. Can we do a good job with these replacement hires? Our chance to replace ourselves with much better people.</text:p>
      <text:p text:style-name="DQ-San-Body-Text"> NUS is hiring a lot more than the average of other world-class universities. Look at homerun publications (paper cited &gt;20x better than average)</text:p>
      <text:p text:style-name="DQ-San-Body-Text"> Non-STEM: NUS n=52, #profs with homeruns = 0; world-class universities n=147, #profs with homeruns = 6 (4.1%)</text:p>
      <text:p text:style-name="DQ-San-Body-Text"> STEM: NUS n=55, #profs with homeruns= ; </text:p>
      <text:p text:style-name="DQ-San-Body-Text"> NUS PYP to attract great hires: </text:p>
      <text:p text:style-name="DQ-San-Body-Text"> Track record: Rising stars with excellent track record</text:p>
      <text:p text:style-name="DQ-San-Body-Text"> Research agenda: Exciting research agenda</text:p>
      <text:p text:style-name="DQ-San-Body-Text"> Potential: Star characters and emotion</text:p>
      <text:p text:style-name="DQ-San-Body-Text"> Whitespace money good for 6 years; applications welcomed even from those already in place at NUS.</text:p>
      <text:p text:style-name="DQ-San-Body-Text"> Target: Make 30 offers, get at least 10 acceptances.</text:p>
      <text:p text:style-name="DQ-San-Body-Text"> </text:p>
      <text:p text:style-name="DQ-San-Body-Text">KK Phoon / Towards TOP Hiring Strategy and Talent Development</text:p>
      <text:p text:style-name="DQ-San-Body-Text"> Economics / Julian - had been working hard and got NUS to make 3 PAP offers, but none came (went to Harvard, Columbia)</text:p>
      <text:p text:style-name="DQ-San-Body-Text"> We want people who are stars but can also get all the rest of us to become better - i.e., embedding in NUS eco-system - through working together, and to contribute to society.</text:p>
      <text:p text:style-name="DQ-San-Body-Text"> In the past, passive hiring culture; ad hoc search committee; no integrated talent management plan</text:p>
      <text:p text:style-name="DQ-San-Body-Text"> Cultural shift: Develop hiring and talent development strategy; Mindset shift - “hiring only the best” strategy; Revamp current hiring practices</text:p>
      <text:p text:style-name="DQ-San-Body-Text"> Deans and Heads of Department to provide leadership, take personal charge of hiring process</text:p>
      <text:p text:style-name="DQ-San-Body-Text"> Talent spotting - getting X-factors beyond CV</text:p>
      <text:p text:style-name="DQ-San-Body-Text"> Hire the VERY BEST: ear on the ground (shortlisting); courting; persistence</text:p>
      <text:p text:style-name="DQ-San-Body-Text"> </text:p>
      <text:p text:style-name="DQ-San-Body-Text">KC asked - will there still be regular hires? Provost says yes, they don’t all have to be PYP recruits.</text:p>
      <text:p text:style-name="DQ-San-Body-Text">KC not a good strategy to make 3 offers and get 0. Provost agrees of course that we shouldn’t go after those for whom there is zero probability. Provost personally would be OK with 10% probability offers, but will leave it to Deans and Heads to make that judgement for themselves.</text:p>
      <text:p text:style-name="DQ-San-Body-Text"> </text:p>
      <text:p text:style-name="DQ-San-Body-Text">Ivan Png / PYP Recruitment. Non-STEM fields in particular</text:p>
      <text:p text:style-name="DQ-San-Body-Text"> Don’t cast the search too narrowly (For example, economic history of early Ming China vs Chinese economic history vs East Asian economic history)</text:p>
      <text:p text:style-name="DQ-San-Body-Text"><text:soft-page-break/> Solicit applications, especially Singaporeans - more likely to come, more likely to stay. Look at top department websites; contact (profiled) individuals.</text:p>
      <text:p text:style-name="DQ-San-Body-Text"> Recruit from reference discipline, e.g., area studies should look also in economics, political science, sociology; economics in mathematics; media studies, psychology; social work, sociology; finance, economics; marketing, psychology; and so on.</text:p>
      <text:p text:style-name="DQ-San-Body-Text"> </text:p>
      <text:p text:style-name="DQ-San-Body-Text">Simon Chesterman</text:p>
      <text:p text:style-name="DQ-San-Body-Text"> When Dean travels, whether for alumni or other events, also get recruitment events</text:p>
      <text:p text:style-name="DQ-San-Body-Text"> </text:p>
      <text:p text:style-name="DQ-San-Body-Text">(Idea: organise PhD Festival, REStud tour)</text:p>
      <text:p text:style-name="DQ-San-Body-Text"> </text:p>
      <text:p text:style-name="DQ-San-Body-Text">DQ suggestions following on from Julian Wright: </text:p>
      <text:p text:style-name="DQ-San-Body-Text"> Replicated the Economics model — Standing Committee, separate evaluations (to avoid groupthink), interviewed at meetings (200 down to 20), flyouts and job talks — also for Political Science and International Relations (International Studies Association, San Francisco March), Public Management (ASPA - American Society for Public Administration, Washington April)</text:p>
      <text:p text:style-name="DQ-San-Body-Text"> North American focal point: UK and European departments collaborated and mounted a “Review of Economic Studies” grand tour. Coordinated, group-level action.</text:p>
      <text:p text:style-name="DQ-San-Body-Text"> </text:p>
      <text:p text:style-name="DQ-San-Body-Text">Table 1 summary - Simon Chesterman</text:p>
      <text:p text:style-name="DQ-San-Body-Text">Table 2 summary - Michelle, Julian; TT; An emerging two-class structure from PYP? Provost has finetuned PYP and other schemes to help FASS specifically, but it is from FASS that he gets the most complaints. </text:p>
      <text:p text:style-name="DQ-San-Body-Text">Table 3 summary - Bernard Lasky. Do we need to look for singles and divorcees, since children are difficult to get into schools, joint appointments are tricky. Singapore is the centre of the world, for music: BL can get on a flight in Changi at midnight, and be everywhere in the active music world by 1000h (except Auckland). Singapore is English-speaking but with a diversity of cultures and experiences, opportunities.</text:p>
      <text:p text:style-name="DQ-San-Body-Text">Table 4 summary - Wee Li. Use our faculty members network.</text:p>
      <text:p text:style-name="DQ-San-Body-Text"> </text:p>
      <text:p text:style-name="DQ-San-Body-Text">Provost closing: </text:p>
      <text:p text:style-name="DQ-San-Body-Text"> Contact him</text:p>
      <text:p text:style-name="DQ-San-Body-Text"> Forecast the future in an open-minded way. Invest in unconventional areas.</text:p>
      <text:p text:style-name="DQ-San-Body-Text"> “They will not come if you are not behind us.”</text:p>
      <text:p text:style-name="DQ-San-Body-Text"> </text:p>
      <text:p text:style-name="DQ-San-Body-Text"> </text:p>
      <text:p text:style-name="DQ-San-Body-Text">Subject: Collective action PYP, junior hiring - a Singapore “Grand Tour” for top PhDs</text:p>
      <text:p text:style-name="DQ-San-Body-Text">Teck, KK, Ivan, Julian:</text:p>
      <text:p text:style-name="DQ-San-Body-Text"> </text:p>
      <text:p text:style-name="DQ-San-Body-Text">Thank you everyone for the excellent and informative session this afternoon. There was one quick thing I wanted to add, but we were obviously running out of time, so I hope you don’t mind I’m emailing this in.</text:p>
      <text:p text:style-name="DQ-San-Body-Text"> </text:p>
      <text:p text:style-name="DQ-San-Body-Text">My idea concerns a “Grand Tour” of Singapore [or East Asia] for top PhDs - economics or otherwise.</text:p>
      <text:p text:style-name="DQ-San-Body-Text"> </text:p>
      <text:p text:style-name="DQ-San-Body-Text">This afternoon I greatly appreciated the discussion about objectives, background, soliciting, recruiting, and process development. All was hugely helpful. Just for information, at LKYSPP I have also replicated the “economics junior hiring model”, first for our economics junior hires - all the <text:soft-page-break/>way from advertising, reading 200 folders, whittling down to 20 interviews at the meetings, 8 fly-outs and job market paper presentations, and so on - but now also extending to political science and international relations (from which we got four junior hires in the last couple years), and on to public administration this coming year. Instead of ASSA annual meetings, we have gone to the International Studies Association one (March last year, San Francisco) and will do so to the American Society of Public Administration meetings (April this year, Washington). One big constraint is of course colleague fatigue towards the end of the process, but I hope my LKYSPP colleagues will continue to bear with me on this.</text:p>
      <text:p text:style-name="DQ-San-Body-Text"> </text:p>
      <text:p text:style-name="DQ-San-Body-Text">The point of this email, however, is to expand on my thinking that something we didn’t explore explicitly is that in this regard there are usefully two kinds of actions - individual-level ones (where my School or a single Department does the web-stalking, solicitation, process refining, and so on), on the one hand, and on the other, coordinated group actions, that involve taking advantage of some externality where it might be too costly or inefficient for a School or Department to do on its own, but for which a group might be able to leverage multiplier impact. This latter then might end up bringing to us, collectively, good payoff in terms of attractive PYP-level hires.</text:p>
      <text:p text:style-name="DQ-San-Body-Text"> </text:p>
      <text:p text:style-name="DQ-San-Body-Text">What’s an example? Some 10-15 years back, because the economics market was so North America focused, European and UK schools weren’t getting enough applications for assistant professor posts. So collectively we developed a “Review of Economic Studies” grand tour, that brought the best economics PhDs - six or so of them - to travel together through London, Barcelona, Brussels, Milan, and so on, in the summer after the job market. The REStud Editorial Board selected these best economics PhDs, but typically they were the ones who’d gotten the best assistant professor offers from the top (initially US) schools. Of course this did nothing to help our hiring prospects that year, but it’s a longer-run proposition, and running such a scheme helped our hiring attractiveness in subsequent years. Top students in North America got to know us, and we set up a pipeline of communications. </text:p>
      <text:p text:style-name="DQ-San-Body-Text"> </text:p>
      <text:p text:style-name="DQ-San-Body-Text">Also, it helped our own PhD students see what best practice was like among their top-achieving peers. (Within five years or so, our own PhD students at LSE were being selected to go on this tour by Americans themselves on the REStud editorial board).</text:p>
      <text:p text:style-name="DQ-San-Body-Text"> </text:p>
      <text:p text:style-name="DQ-San-Body-Text">A scheme like this is, of course, a collective venture. No single European/UK department by itself could mount an attractive “Grand Tour”. For us at NUS, the counterpart might be a grouping comprised of Economics, BIZ, LKYSPP, and possibly others, that could bring in perhaps six or so top (Singaporean) economics PhDs, to talk, to socialise, to get to know us all better - and we might even do this in collaboration with other universities in Singapore. I don’t think anyone else in the region more generally would be up to it, but I’m open to possibilities. However, within NUS itself the cognate groupings (Mathematics/ Economics/ Finance; Social Work/ Sociology; Media Studies/ Psychology; and so on) that Ivan was describing might also be natural coalitions to bring groups of upcoming PhDs over. We could emphasise PhD participants that are Singapore or region-based, or at least shade it towards that. </text:p>
      <text:p text:style-name="DQ-San-Body-Text"> </text:p>
      <text:p text:style-name="DQ-San-Body-Text">(This idea is also related to something else mentioned in the meeting concerning perhaps a “Singaporean PhD Summer Camp”.)</text:p>
      <text:p text:style-name="DQ-San-Body-Text"> </text:p>
      <text:p text:style-name="DQ-San-Body-Text">Because our discussion this afternoon focused on what each individual department/School can do, I never quite got to describe this “collective action” proposal. Of course, we already have a very <text:soft-page-break/>good start to the collective action problem through the money that NUS is putting into PYP, but I thought we might, through this, push further as well.</text:p>
      <text:p text:style-name="DQ-San-Body-Text"> </text:p>
      <text:p text:style-name="DQ-San-Body-Text">(2019.01.08 1500h) Ride back to BTC with Simon Chesterman, who drove.</text:p>
      <text:p text:style-name="DQ-San-Body-Text">2019.01.08.1530h-Li.Hui-PT</text:p>
      <text:p text:style-name="DQ-San-Body-Text">1. I asked her what she thought her best papers and best-placed papers were; we looked at her citation and H-index numbers, and agreed those were on the low side. </text:p>
      <text:p text:style-name="DQ-San-Body-Text">2. I told LH that my estimation, based on my dealings over the past year with PT process, is that her case will have a low probability of success.</text:p>
      <text:p text:style-name="DQ-San-Body-Text">3. I encouraged her to start looking seriously elsewhere, and that, after further thought, she might not even want to put in the effort to put together a dossier where she and we would just go through the motions of soliciting External Referee reports, and forcing FPTC and UPTC to go through their evaluation.</text:p>
      <text:p text:style-name="DQ-San-Body-Text">4. LH’s view is that she didn’t see the benefit to herself of taking that way out. What she wants to do is to maximise the amount of time she gets at the kind of research environment that LKYSPP offers. She has the impression that if she goes elsewhere now or soon she will end up in departments or universities that will make her teach a lot more and not give her time for research, and she wants to maximise her research profile.</text:p>
      <text:p text:style-name="DQ-San-Body-Text">5. I said that putting together the dossier will be a lot of work for her, and indeed the whole PT process is a very draining one.</text:p>
      <text:p text:style-name="DQ-San-Body-Text">6. (Although LH backtracked after I responded) LH gave me the impression that she didn’t think it would be too much work, as she already thinks she won’t get a positive answer, so she will put in only a half-hearted effort at her dossier - she won’t work very hard at it - and she reckoned that since she had heard that many External Referees don’t spend a lot of time reading dossiers anyway, so she didn’t mind asking them to write letters for her even if she is convinced those letters aren’t going to do any good.</text:p>
      <text:p text:style-name="DQ-San-Body-Text">7. I responded to say that the amount of work External Referees put in - and only through goodwill - should not be under-estimated. Moreover, taking the kind of approach that (it strikes me) she wants to take on PT - half-hearted dossier, make External Referees write for her case even if she doesn’t think there will be success, just to bide time - there is a real reputational risk for herself and indeed for the School. Finally, if Dean or LKYSPP end up being unable to endorse her promotion application, the impact on her professional reputation will be severe.</text:p>
      <text:p text:style-name="DQ-San-Body-Text">8. As I said, she retreated from the statements she’d made, but I worry that for her the cost-benefit calculations are what they already are.</text:p>
      <text:p text:style-name="DQ-San-Body-Text">9. I encouraged her to look around Singapore - both at other universities and perhaps also research centres and thinktanks where there too she can continue to develop her research.</text:p>
      <text:p text:style-name="DQ-San-Body-Text">(2019.01.08 1820h) Ride with Chivy from OTH to Shangri-la</text:p>
      <text:p text:style-name="DQ-San-Body-Text">1. CL updated on Academic-Practitioner Integration</text:p>
      <text:p text:style-name="DQ-San-Body-Text">2. I described the current developments on ACI-2018.03</text:p>
      <text:p text:style-name="DQ-San-Body-Text">2019.01.08-MPAM-VD-Shangri-La</text:p>
      <text:p text:style-name="DQ-San-Body-Text">Sim Ann</text:p>
      <text:p text:style-name="DQ-San-Body-Text">Qin Rong</text:p>
      <text:p text:style-name="DQ-San-Body-Text">Bernard Yeung</text:p>
      <text:p text:style-name="DQ-San-Body-Text">2019.01.10-11-APSIA-Deans-Toronto</text:p>
      <text:p text:style-name="DQ-San-Body-Text">(2019.01.08 2245h) T3 SQ Lounge / band-aids from front desk personnel</text:p>
      <text:p text:style-name="DQ-San-Body-Text"><text:span text:style-name="Strong_20_Emphasis"> </text:span></text:p>
      <text:p text:style-name="DQ-San-Body-Text"><text:span text:style-name="Strong_20_Emphasis">Wed 09 Jan 2019 </text:span></text:p>
      <text:p text:style-name="DQ-San-Body-Text">2019.01.10-11-APSIA-Deans-Toronto</text:p>
      <text:p text:style-name="DQ-San-Body-Text">(2019.01.09 0030h) SQ206.94A SIN -&gt; FRA</text:p>
      <text:p text:style-name="DQ-San-Body-Text"><text:soft-page-break/>Venom</text:p>
      <text:p text:style-name="DQ-San-Body-Text">Searching - At first I reckoned this would be just cliche: Asian family in California. Social media. Internet grooming. But (no spoiler here) interesting and creative twists, and ultimately worth watching. </text:p>
      <text:p text:style-name="DQ-San-Body-Text"> </text:p>
      <text:p text:style-name="DQ-San-Body-Text">Other surprise or at least notable for its rarity, heavily Eastern European names in the production team on this all-American movie.</text:p>
      <text:p text:style-name="DQ-San-Body-Text">Big Bang Theory S11E19-24</text:p>
      <text:p text:style-name="DQ-San-Body-Text">Yes, Prime Minister S01E01-05</text:p>
      <text:p text:style-name="DQ-San-Body-Text">-- </text:p>
      <text:p text:style-name="DQ-San-Body-Text">Bandaids on-board, including antiseptic cream and swabs</text:p>
      <text:p text:style-name="DQ-San-Body-Text">Puteri - says no royal blood</text:p>
      <text:p text:style-name="DQ-San-Body-Text">(2019.01.09 0534h) 2019.01-Jabra-Elite-Active-65T</text:p>
      <text:p text:style-name="DQ-San-Body-Text">Kris Shop - </text:p>
      <text:p text:style-name="DQ-San-Body-Text">(pp 112-113)</text:p>
      <text:p text:style-name="DQ-San-Body-Text">#158 JBL Under Armour Sport WIreless Headphone S$189</text:p>
      <text:p text:style-name="DQ-San-Body-Text">#156 Jabra Elite Active 65T Wireless Earbuds S$278</text:p>
      <text:p text:style-name="DQ-San-Body-Text">#157 Sennsheiser Momentum Free In-Ear Bluetooth Headphone S$269</text:p>
      <text:p text:style-name="DQ-San-Body-Text">(pp 184-185)</text:p>
      <text:p text:style-name="DQ-San-Body-Text">#201595 (Black) / #201596 (Glacier) Jaybird X4 Wireless Sport Headphones S$169</text:p>
      <text:p text:style-name="DQ-San-Body-Text">#201383 Jabra Elite 65E S$298</text:p>
      <text:p text:style-name="DQ-San-Body-Text">Bought #156 for S$278 - S$20 (over S$180 discount) - S$26 (PPS discount) = S$232; I paid with SQ vouchers S$230 + $2 cash</text:p>
      <text:p text:style-name="DQ-San-Body-Text">(2019.01.09 0859h) CB-Flexible-Saver / OCBC $25k -&gt; Citi *3011 £13950.33</text:p>
      <text:p text:style-name="DQ-San-Body-Text">$25k is the upper limit after which transfer fees rise; next limit is $40k</text:p>
      <text:p text:style-name="DQ-San-Body-Text">(2019.01.09 0900h) Dear Practice Colleagues:</text:p>
      <text:p text:style-name="DQ-San-Body-Text"> </text:p>
      <text:p text:style-name="DQ-San-Body-Text">Happy new year.</text:p>
      <text:p text:style-name="DQ-San-Body-Text"> </text:p>
      <text:p text:style-name="DQ-San-Body-Text">I write now about two things. <text:span text:style-name="Strong_20_Emphasis">First, to get your ideas and reactions and comments on an idea that ESM and I have been working on, to develop a high (Ministerial) level type offering at our School, that might be viewed as a step even above SFPS</text:span>. After seeing the excellent work that Yong Soon has done with SFPS - still in progress - I’m heartened by the possibility. Attached is the PDF draft, just one-page [although it contains subsequent supporting material from my scan across the other places in the world that have tried to do something similar]. The draft is very preliminary, but it’s just to get a discussion started. If you tell me there’s really no hope, then I’ll bury it but otherwise I’d be interested to see how I might be able to develop it further, and with luck to get your interest and enthusiasm on it as well.</text:p>
      <text:p text:style-name="DQ-San-Body-Text"> </text:p>
      <text:p text:style-name="DQ-San-Body-Text"><text:span text:style-name="Strong_20_Emphasis">Second, as you’ll remember, from our Annual Review discussions last August, I find the regular NUS template of Teaching/Research/Service, not especially useful for my speaking to distinguished public servants like yourselves. I would like, in particular, to replace the “Research” part - which is a very ill-fit - with something else more appropriate.</text:span> I wonder if either together or separately you and I can have a discussion about what might be possible. Below are some very preliminary ideas, but again they are just to get the discussion going. I really need to be guided by you on this, in a way that I can take back to NUS and argue we are replacing the “T/R/S” template with something else for our Professors in Practice.</text:p>
      <text:p text:style-name="DQ-San-Body-Text"> </text:p>
      <text:p text:style-name="DQ-San-Body-Text">1. Curate public conversations, events</text:p>
      <text:p text:style-name="DQ-San-Body-Text"><text:soft-page-break/>2. Mentoring Singaporean junior faculty, helping them navigate Singapore’s applied research landscape; perhaps even co-authoring with them on things you find interesting. </text:p>
      <text:p text:style-name="DQ-San-Body-Text">3. Mentoring Academic-Practitioner Integration</text:p>
      <text:p text:style-name="DQ-San-Body-Text">4. Small group discussions with Dean. Senior management group to help develop LKYSPP strategic directions</text:p>
      <text:p text:style-name="DQ-San-Body-Text">5. Program leadership</text:p>
      <text:p text:style-name="DQ-San-Body-Text">6. Projects you would like to do, not necessarily Research in the traditional Annual Review sense - again, taking that out of Annual Review each year.</text:p>
      <text:p text:style-name="DQ-San-Body-Text"> </text:p>
      <text:p text:style-name="DQ-San-Body-Text">I’m out of the country now [actually writing this to you from Frankfurt airport lounge] but after I return and after the semester settles down a bit, perhaps we can have some very preliminary discussions on this, either all together or separately?</text:p>
      <text:p text:style-name="DQ-San-Body-Text"> </text:p>
      <text:p text:style-name="DQ-San-Body-Text">All best,</text:p>
      <text:p text:style-name="DQ-San-Body-Text">(2019.01.09 1000h) FRA/AC843.6K -&gt; Toronto, arr 1315h</text:p>
      <text:p text:style-name="DQ-San-Body-Text">Tag</text:p>
      <text:p text:style-name="DQ-San-Body-Text">Red Sparrow (again)</text:p>
      <text:p text:style-name="DQ-San-Body-Text">Fresh off the Boat S01E01-02 (incomplete)</text:p>
      <text:p text:style-name="DQ-San-Body-Text">(2019.01.09 1419h) PrsnFinance &lt;- 2019.01.01-OCBC-DQ-365-CREDIT-CARD-3760-Jan-19.pdf</text:p>
      <text:p text:style-name="DQ-San-Body-Text">2018.12.31-OCBC-DQ-MWR-QXXH-DXXNY-LXX-SXXG-HXX-Dec-18.pdf</text:p>
      <text:p text:style-name="DQ-San-Body-Text">Updated Monthly</text:p>
      <text:p text:style-name="DQ-San-Body-Text">(2019.01.09 1730h) Corr</text:p>
      <text:p text:style-name="DQ-San-Body-Text">2018.01.01.08.1230h-Interview-Director-CS-Ong.Siew_Hwee -&gt; Mun_Kitt, VD.AA</text:p>
      <text:p text:style-name="DQ-San-Body-Text">2018.01.07-Lunch-Hang.Chang_Chieh -&gt; Francesco M, Cheryl-EE, HR</text:p>
      <text:p text:style-name="DQ-San-Body-Text">Professors-in-Practice-LKYSPP-2019.01 PiP ideas -&gt; VD.R, VD.AA, Chivy, HR</text:p>
      <text:p text:style-name="DQ-San-Body-Text">2019.01.08-KPT-Promotion-Full conversation -&gt; HR</text:p>
      <text:p text:style-name="DQ-San-Body-Text">2019.01.08-Li.Hui-PT conversation -&gt; HR </text:p>
      <text:p text:style-name="DQ-San-Body-Text"> </text:p>
      <text:p text:style-name="DQ-San-Body-Text"><text:span text:style-name="Strong_20_Emphasis">Thu 10 Jan 2019 </text:span><text:line-break/>(2019.0110 0500h) 9to5Google Gift Guide: Five best Chromebook options for students, parents, or anyone else (<text:a xlink:type="simple" xlink:href="https://9to5google.com/2018/11/21/best-chromebooks-gift-guide/" text:style-name="Internet_20_link" text:visited-style-name="Visited_20_Internet_20_Link"><text:span text:style-name="Internet_20_link"><text:span text:style-name="T3">21 Nov 2018</text:span></text:span></text:a>)</text:p>
      <text:p text:style-name="DQ-San-Body-Text">Best Chromebook: Google Pixelbook</text:p>
      <text:p text:style-name="DQ-San-Body-Text">Best Chromebook with (optional) LTE: Samsung Chromebook Plus V2</text:p>
      <text:p text:style-name="DQ-San-Body-Text">Best All-in-One Tablet: Google Pixel Slate</text:p>
      <text:p text:style-name="DQ-San-Body-Text">Best High-Performance Chromebook: Acer Chromebook Spin 13</text:p>
      <text:p text:style-name="DQ-San-Body-Text">Best Chromebook under $300: Lenovo Chromebook C330</text:p>
      <text:p text:style-name="DQ-San-Body-Text">(2019.01.10 0623h) <text:a xlink:type="simple" xlink:href="https://www.freeoffice.com/en/download" text:style-name="Internet_20_link" text:visited-style-name="Visited_20_Internet_20_Link"><text:span text:style-name="Internet_20_link"><text:span text:style-name="T3">Freemaker Office Software</text:span></text:span></text:a>. <text:a xlink:type="simple" xlink:href="https://www.loadandhelp.com/en/" text:style-name="Internet_20_link" text:visited-style-name="Visited_20_Internet_20_Link"><text:span text:style-name="Internet_20_link"><text:span text:style-name="T3">Load and Help 2018</text:span></text:span></text:a></text:p>
      <text:p text:style-name="DQ-San-Body-Text">Registered: <text:a xlink:type="simple" xlink:href="mailto:DannyQuah@me.com" text:style-name="Internet_20_link" text:visited-style-name="Visited_20_Internet_20_Link"><text:span text:style-name="Internet_20_link"><text:span text:style-name="T3">DannyQuah@me.com</text:span></text:span></text:a> / SG - Singapore, Danny Quah</text:p>
      <text:p text:style-name="DQ-San-Body-Text"><text:a xlink:type="simple" xlink:href="https://www.pcworld.com/article/3305332/software/freeoffice-2018-review.html" text:style-name="Internet_20_link" text:visited-style-name="Visited_20_Internet_20_Link"><text:span text:style-name="Internet_20_link"><text:span text:style-name="T3">PC World Review</text:span></text:span></text:a> (24 Sep 2018)</text:p>
      <text:p text:style-name="DQ-San-Body-Text"><text:a xlink:type="simple" xlink:href="https://www.pcmag.com/article2/0,2817,2419014,00.asp" text:style-name="Internet_20_link" text:visited-style-name="Visited_20_Internet_20_Link"><text:span text:style-name="Internet_20_link"><text:span text:style-name="T3">PC Mag Review</text:span></text:span></text:a> ((15 May 2013)</text:p>
      <text:p text:style-name="DQ-San-Body-Text">$ # (downloaded from Freemaker Office Software website))</text:p>
      <text:p text:style-name="DQ-San-Body-Text">$ dpkg -f softmaker-freeoffice-2018_944-01_amd64.deb </text:p>
      <text:p text:style-name="DQ-San-Body-Text">$ sudo /usr/share/freeoffice2018/add_apt_repo.sh</text:p>
      <text:p text:style-name="DQ-San-Body-Text">$ sudo apt-get update &amp;&amp; sudo apt-get upgrade</text:p>
      <text:p text:style-name="DQ-San-Body-Text">I added aliases for “sommelier --scale=0.6 --dpi=160” versions in Bash-dispatcher</text:p>
      <text:p text:style-name="DQ-San-Body-Text">(2019.01.10 0716h) <text:a xlink:type="simple" xlink:href="https://zapier.com/blog/google-tasks-guide/" text:style-name="Internet_20_link" text:visited-style-name="Visited_20_Internet_20_Link"><text:span text:style-name="Internet_20_link"><text:span text:style-name="T3">Google Tasks Guide</text:span></text:span></text:a> (27 Apr 2018)</text:p>
      <text:p text:style-name="DQ-San-Body-Text">(2019.01.10 0845h) Breakfast / VD.AA. Hotel restaurant: 2019.01.10-Breakfast-Suzaina-VD.AA</text:p>
      <text:p text:style-name="DQ-San-Body-Text"><text:soft-page-break/>(2019.01.10 1000h) Now that's comforting - It’s Never Been a Better Time to Study IR <text:a xlink:type="simple" xlink:href="https://foreignpolicy.com/2018/02/20/its-never-been-a-better-time-to-study-international-relations-trump-foreign-policy/" text:style-name="Internet_20_link" text:visited-style-name="Visited_20_Internet_20_Link"><text:span text:style-name="Internet_20_link"><text:span text:style-name="T3">https://foreignpolicy.com/2018/02/20/its-never-been-a-better-time-to-study-international-relations-trump-foreign-policy/</text:span></text:span></text:a> </text:p>
      <text:p text:style-name="DQ-San-Body-Text"><text:a xlink:type="simple" xlink:href="https://twitter.com/jess_wau/status/1082296922939940864" text:style-name="Internet_20_link" text:visited-style-name="Visited_20_Internet_20_Link"><text:span text:style-name="Internet_20_link"><text:span text:style-name="T3">https://twitter.com/jess_wau/status/1082296922939940864</text:span></text:span></text:a> </text:p>
      <text:p text:style-name="DQ-San-Body-Text">(2019.01.10 1102h) Among other highlights, beyond the colorful characters and important events, is when Lewis describes, using just words of (almost) one syllable, an equivalence theorem for Credit Default Swaps. You can practically see the stochastic equations — states of nature and attached numerical payoffs — along an unfolding timeline. Also when Lewis narrates the decoupling of CDSs from physical events, thereby allowing arbitrarily large financial positions to be taken by market players.</text:p>
      <text:p text:style-name="DQ-San-Body-Text"><text:a xlink:type="simple" xlink:href="https://www.facebook.com/DannyQuah/posts/10101242156829921" text:style-name="Internet_20_link" text:visited-style-name="Visited_20_Internet_20_Link"><text:span text:style-name="Internet_20_link"><text:span text:style-name="T3">Facebook</text:span></text:span></text:a> <text:a xlink:type="simple" xlink:href="https://twitter.com/DannyQuah/status/1083496970696773632" text:style-name="Internet_20_link" text:visited-style-name="Visited_20_Internet_20_Link"><text:span text:style-name="Internet_20_link"><text:span text:style-name="T3">Twitter</text:span></text:span></text:a> <text:a xlink:type="simple" xlink:href="https://www.linkedin.com/feed/update/urn:li:activity:6489163809608044544" text:style-name="Internet_20_link" text:visited-style-name="Visited_20_Internet_20_Link"><text:span text:style-name="Internet_20_link"><text:span text:style-name="T3">LinkedIn</text:span></text:span></text:a> <text:a xlink:type="simple" xlink:href="https://www.goodreads.com/review/show/2652575094" text:style-name="Internet_20_link" text:visited-style-name="Visited_20_Internet_20_Link"><text:span text:style-name="Internet_20_link"><text:span text:style-name="T3">Goodreads</text:span></text:span></text:a> </text:p>
      <text:p text:style-name="DQ-San-Body-Text">(2019.01.10 1134h) Since I’m out West today, I’m reminded that my own Sheldon moments include my getting upset when people say "linear" when what they really mean is monotone, and when people say "exponential" when all they really mean is "accelerating".</text:p>
      <text:p text:style-name="DQ-San-Body-Text"><text:a xlink:type="simple" xlink:href="https://www.facebook.com/DannyQuah/posts/10101242168691151" text:style-name="Internet_20_link" text:visited-style-name="Visited_20_Internet_20_Link"><text:span text:style-name="Internet_20_link">Facebook</text:span></text:a></text:p>
      <text:p text:style-name="DQ-San-Body-Text">2019.01.10-11-APSIA-Deans-Toronto</text:p>
      <text:p text:style-name="DQ-San-Body-Text">(2019.01.10 2100h) CBS Criminal Minds. AJ Cook </text:p>
      <text:p text:style-name="DQ-San-Body-Text"> </text:p>
      <text:p text:style-name="DQ-San-Body-Text"><text:span text:style-name="Strong_20_Emphasis">Fri 11 Jan 2019 </text:span></text:p>
      <text:p text:style-name="DQ-San-Body-Text">(2019.01.11 0500h) NetFlix renew on Vietnam War E01-02</text:p>
      <text:p text:style-name="DQ-San-Body-Text">(2019.01.11 0708h) When I updated the other APSIA Deans on developments at Lee Kuan Yew School of Public Policy - at Munk School of Global Affairs and Public Policy, University of Toronto</text:p>
      <text:p text:style-name="DQ-San-Body-Text"><text:a xlink:type="simple" xlink:href="https://www.facebook.com/photo.php?fbid=10101242517492151&amp;set=a.581923808231&amp;type=3&amp;__xts__[0]=68.ARDDjNk9Yeyw-0Dld8rfaTDCxHZNgD7FN2CSRYLEMsYiO17--nKyDfrnbxjWU-5IhLWYXZQnzMV78QZY9OT9aRut0l6AcB0QRvWi_Ihen_i8XUWvnatZsTiuwoznwtyqJ4Ui5pegj5721ZWAClr_xB2cYg8L" text:style-name="Internet_20_link" text:visited-style-name="Visited_20_Internet_20_Link"><text:span text:style-name="Internet_20_link"><text:span text:style-name="T3">Facebook</text:span></text:span></text:a> </text:p>
      <text:p text:style-name="DQ-San-Body-Text">2019.01.10-11-APSIA-Deans-Toronto</text:p>
      <text:p text:style-name="DQ-San-Body-Text">(2019.01.11 1600h) Naproxen. Helps on the foot and toe swelling.</text:p>
      <text:p text:style-name="DQ-San-Body-Text">(2019.01.11 1730h) Machine check in for baggage and boarding passes until Singapore. Automatic conveyor belt for checked-in luggage, after putting in my heavy coat.</text:p>
      <text:p text:style-name="DQ-San-Body-Text">(2019.01.11 1800h) Air Canada Maple Lounge / addresses, updates</text:p>
      <text:p text:style-name="DQ-San-Body-Text">(2019.01.11 2100h) (Delayed from 2005h) AC846.10A -&gt; Munich</text:p>
      <text:p text:style-name="DQ-San-Body-Text">Deadpool 2</text:p>
      <text:p text:style-name="DQ-San-Body-Text">Crazy Rich Asians</text:p>
      <text:p text:style-name="DQ-San-Body-Text">Mission Impossible Fallout - continued until the end on the SQ flight</text:p>
      <text:p text:style-name="DQ-San-Body-Text">I found it striking the number of times “world order” is invoked as what the bad guys are seeking to bring down. Conventional discourse really does guide us to think of whatever is the opposite of the US-centered hegemonic world order as something with which we can scare small children.</text:p>
      <text:p text:style-name="DQ-San-Body-Text">-&gt; letterboxd.com/</text:p>
      <text:p text:style-name="DQ-San-Body-Text"> </text:p>
      <text:p text:style-name="DQ-San-Body-Text"><text:span text:style-name="Strong_20_Emphasis">Sat 12 Jan 2019 </text:span></text:p>
      <text:p text:style-name="DQ-San-Body-Text">(2019.01.12 1100h) Landed Munich</text:p>
      <text:p text:style-name="DQ-San-Body-Text">(2019.01.12 1150h) Watching again Crazy Rich Asians (because movie choices are so limited on non-SQ flights) you can also tell Rachel Chu’s teaching portrayal is genuine because she does that thing where just as lecture ends she shouts out the key conclusions of today’s lecture and then the assignment for next time. Which on-screen professors do all the time, and real professors, exactly never.</text:p>
      <text:p text:style-name="DQ-San-Body-Text"><text:a xlink:type="simple" xlink:href="https://www.facebook.com/photo.php?fbid=10101242990444351&amp;set=a.581923808231&amp;type=3" text:style-name="Internet_20_link" text:visited-style-name="Visited_20_Internet_20_Link"><text:span text:style-name="Internet_20_link"><text:span text:style-name="T3">Facebook</text:span></text:span></text:a> <text:a xlink:type="simple" xlink:href="https://twitter.com/DannyQuah/status/1084041408342908930" text:style-name="Internet_20_link" text:visited-style-name="Visited_20_Internet_20_Link"><text:span text:style-name="Internet_20_link"><text:span text:style-name="T3">Twitter</text:span></text:span></text:a></text:p>
      <text:p text:style-name="DQ-San-Body-Text">(2019.01.12 1200h) Munich / SQ327.12F -&gt; Singapore </text:p>
      <text:p text:style-name="DQ-San-Body-Text">Equalizer 2 quote</text:p>
      <text:p text:style-name="DQ-San-Body-Text"><text:soft-page-break/>For me one of the most interesting sequences in this movie is this discussion of the Problem of the Commons. McCall and Miles looking at vandalised paintwork on the building where they live. McCall is cleaning up on the wall and getting ready to repaint it.</text:p>
      <text:p text:style-name="DQ-San-Body-Text">Miles: ”You should make the building (managers) do that. That’s what they’re supposed to do.”</text:p>
      <text:p text:style-name="DQ-San-Body-Text">McCall: “‘Supposed to do’ and ‘will do’ are two different things, Miles.”</text:p>
      <text:p text:style-name="DQ-San-Body-Text">Miles: “You live here, right. You should let somebody else do this thing.”</text:p>
      <text:p text:style-name="DQ-San-Body-Text">McCall: “Like who?”</text:p>
      <text:p text:style-name="DQ-San-Body-Text">Miles: “I don’t know. Anybody.”</text:p>
      <text:p text:style-name="DQ-San-Body-Text">McCall: “<text:span text:style-name="Strong_20_Emphasis">I guess anybody could do it, but nobody does, Miles. Ends up with everybody complaining because nobody did what anybody could have done or should have done to begin with.</text:span>”</text:p>
      <text:p text:style-name="DQ-San-Body-Text">Spider-Man 3 </text:p>
      <text:p text:style-name="DQ-San-Body-Text">This part of the MCU is a lonely part of the MCU.</text:p>
      <text:p text:style-name="DQ-San-Body-Text">Yes, Prime Minister S01E06</text:p>
      <text:p text:style-name="DQ-San-Body-Text"> </text:p>
      <text:p text:style-name="DQ-San-Body-Text"><text:span text:style-name="Strong_20_Emphasis">Sun 13 Jan 2019 </text:span></text:p>
      <text:p text:style-name="DQ-San-Body-Text">(2019.01.13 0630h) Landed Singapore</text:p>
      <text:p text:style-name="DQ-San-Body-Text">(2019.01.13 0705h) GrabCar Changi T3 -&gt; KVE1 $26 *-CORP</text:p>
      <text:p text:style-name="DQ-San-Body-Text">(2019.01.13 1000h) Cleared iPhone photo albums on Goa and MPAM Shangri-la</text:p>
      <text:p text:style-name="DQ-San-Body-Text">(2019.01.13 1015h) pbook Desktop/2018.08-Great-Power-Competition/ - reconciled with Writings/2018.12-Great-Power-Competition; then trashed Desktop/ version</text:p>
      <text:p text:style-name="DQ-San-Body-Text">(2019.01.13 1052h) KV Fitness Weight Training</text:p>
      <text:p text:style-name="DQ-San-Body-Text">(2019.01.13 1400h) Island Penang Kitchen / lunch, AL $17.50 *-cash</text:p>
      <text:p text:style-name="DQ-San-Body-Text">West Co’z Cafe / takeaway dinner HK Hor Fun $5.55 *-cash</text:p>
      <text:p text:style-name="DQ-San-Body-Text">(2019.01.13 1430h) Lip balm -&gt; knapsack; was actually already there, with the shades</text:p>
      <text:p text:style-name="DQ-San-Body-Text">(2019.01.13 1733h) Filled narrative info</text:p>
      <text:p text:style-name="DQ-San-Body-Text">2018.12.30-2019.01.05-Goa-AL-Vacation</text:p>
      <text:p text:style-name="DQ-San-Body-Text">2019.01.08-MPAM-Valedictory-Dinner-Shangri-la</text:p>
      <text:p text:style-name="DQ-San-Body-Text">Photos check in 2018.12.30-Goa-AL-Vacation, 2019.01.08-MPAM-Valedictory-Dinner-Shangri-La</text:p>
      <text:p text:style-name="DQ-San-Body-Text">(2019.01.13 1812h) 2019.01.10-11-APSIA-Deans-Toronto / filled in narrative content from DQ.gc/Tasks</text:p>
      <text:p text:style-name="DQ-San-Body-Text">(2019.01.13 1844h) letterboxd.com &lt;- movies watched on the return flight:</text:p>
      <text:p text:style-name="DQ-San-Body-Text">Deadpool 2; Crazy Rich Asians; Mission Impossible Fallout; The Equalizer 2; The Spider-Man 3.</text:p>
      <text:p text:style-name="DQ-San-Body-Text">(2019.01.13 1846h) KV Swim</text:p>
      <text:p text:style-name="DQ-San-Body-Text">(2019.01.13 1940h) Dinner / half takeaway HK hor fun. Netflix / Bodyguard S01E01</text:p>
      <text:p text:style-name="DQ-San-Body-Text">Crouching Tiger Hidden Dragon: Sword of Destiny</text:p>
      <text:p text:style-name="DQ-San-Body-Text"> </text:p>
      <text:p text:style-name="DQ-San-Body-Text"><text:span text:style-name="Strong_20_Emphasis">Mon 14 Jan 2019 </text:span></text:p>
      <text:p text:style-name="DQ-San-Body-Text">(2019.01.14 0016h) Booked on Expedia SG$324.33 + $320.35 *-62005</text:p>
      <text:p text:style-name="DQ-San-Body-Text">AL flights, total cost $272.04 / <text:a xlink:type="simple" xlink:href="https://www.expedia.com.sg/trips/7404859577955" text:style-name="Internet_20_link" text:visited-style-name="Visited_20_Internet_20_Link"><text:span text:style-name="Internet_20_link"><text:span text:style-name="T3">Expedia itinerary 7404859577955</text:span></text:span></text:a></text:p>
      <text:p text:style-name="DQ-San-Body-Text">Sun 03 Feb SIN 1825h Air Asia -&gt; KUL 1930h </text:p>
      <text:p text:style-name="DQ-San-Body-Text">Fri 08 Feb KUL 1820h Air Asia -&gt; SIN 1940h</text:p>
      <text:p text:style-name="DQ-San-Body-Text">Baggage $</text:p>
      <text:p text:style-name="DQ-San-Body-Text">[Sun 03 Feb previously 1855h Jetstar Asia -&gt; KUL 1955h]</text:p>
      <text:p text:style-name="DQ-San-Body-Text">[Fri 09 Feb previously tried 1640h Air Asia -&gt; SIN 1800h]</text:p>
      <text:p text:style-name="DQ-San-Body-Text"> </text:p>
      <text:p text:style-name="DQ-San-Body-Text">DQ flights, total cost $311.05 / <text:a xlink:type="simple" xlink:href="https://www.expedia.com.sg/trips/7404858405534" text:style-name="Internet_20_link" text:visited-style-name="Visited_20_Internet_20_Link"><text:span text:style-name="Internet_20_link"><text:span text:style-name="T3">Expedia itinerary 7404858405534</text:span></text:span></text:a></text:p>
      <text:p text:style-name="DQ-San-Body-Text">Sun 03 Feb SIN 1825h Air Asia -&gt; KUL 1930h </text:p>
      <text:p text:style-name="DQ-San-Body-Text">Wed 06 Feb KUL 0705h Air Asia -&gt; SIN 0820h</text:p>
      <text:p text:style-name="DQ-San-Body-Text"><text:soft-page-break/>(2019.01.14 1009h) Deans Meeting 2019.01.14.1000h-Deans-Meeting-UHall</text:p>
      <text:p text:style-name="DQ-San-Body-Text">(2019.01.14 1200h) Brenda Yeoh </text:p>
      <text:p text:style-name="DQ-San-Body-Text">1. Bert Hoffman -&gt; PiP?</text:p>
      <text:p text:style-name="DQ-San-Body-Text">2. ?</text:p>
      <text:p text:style-name="DQ-San-Body-Text">(2019.01.14 1230h) 2019.01.14.1215h-PYP-Appointment-Committee-L501</text:p>
      <text:p text:style-name="DQ-San-Body-Text">(2019.01.14 1330h) Ride with Simon Chesterman who drove back to BTC</text:p>
      <text:p text:style-name="DQ-San-Body-Text">2019.01.14.1545h-NUS-President-Town-Hall-OE-BTC</text:p>
      <text:p text:style-name="DQ-San-Body-Text">Confidential:</text:p>
      <text:p text:style-name="DQ-San-Body-Text"> Previous Head of Media and Communications - Mohan Dutta - has been running a campaign against NUS and its current leadership including that of the NUS Media and Communications</text:p>
      <text:p text:style-name="DQ-San-Body-Text"> Has been using his former student at TodayOnline to run poisonous articles against NUS and Provost, and Audrey Yue</text:p>
      <text:p text:style-name="DQ-San-Body-Text"> MD himself had become the target of a whistle-blower a few months before he left - charging to NUS multiple taxi rides (Kent Vale to Department), purchase of over 900 books. The way the investigation was headed, MD would have been fired soon.</text:p>
      <text:p text:style-name="DQ-San-Body-Text">(2019.01.14 1800h) Janadas, IPS. BTC unified corporate services; GB presentation. Check against 1Note/</text:p>
      <text:p text:style-name="DQ-San-Body-Text">(2019.01.14 2035h) KV Fitness Weight Training</text:p>
      <text:p text:style-name="DQ-San-Body-Text">(2019.01.14 2130h) When the world gets all strange, it’s nice to remember how research and education - just pursuing knowledge to understand the world better - bring people together.</text:p>
      <text:p text:style-name="DQ-San-Body-Text"><text:a xlink:type="simple" xlink:href="https://www.facebook.com/DannyQuah/posts/10101244056248471" text:style-name="Internet_20_link" text:visited-style-name="Visited_20_Internet_20_Link"><text:span text:style-name="Internet_20_link"><text:span text:style-name="T3">Facebook</text:span></text:span></text:a> </text:p>
      <text:p text:style-name="DQ-San-Body-Text">(2019.01.14 2140h) Dinner / last night’s leftover HK hor fun. Netflix / Bodyguard S0E02</text:p>
      <text:p text:style-name="DQ-San-Body-Text"> </text:p>
      <text:p text:style-name="DQ-San-Body-Text"> </text:p>
      <text:p text:style-name="DQ-San-Body-Text"><text:span text:style-name="Strong_20_Emphasis">Tue 15 Jan 2019 </text:span></text:p>
      <text:p text:style-name="DQ-San-Body-Text">(2019.01.15 0530h) BP readings</text:p>
      <text:p text:style-name="DQ-San-Body-Text">128/85/53, 120/83/53, 123/84/51 -&gt; 124/84/52</text:p>
      <text:p text:style-name="DQ-San-Body-Text">(2019.01.15 0757h) GrabCar / KVE1 -&gt; Bukit Batok Driving Centre $15 *-CRED</text:p>
      <text:p text:style-name="DQ-San-Body-Text">(2019.01.15 0840h) Paperwork and registration for Basic Theory Test BTT / Bukit Batok Driving Test Center BBDC</text:p>
      <text:p text:style-name="DQ-San-Body-Text">1. The critical part of this is that you can’t sign up online or call in, to arrange for BTT or even for the below, which is what needs to be done to get to sign up for BTT. Nor is there any way to find out what you have to do — steps 3 through the end below — ahead of time. So, there’s nothing to do — I have found out now — but to get to BBDC in person, early enough in the morning that the queue hasn’t yet built up, as the line might get extraordinarily long. In the event I reached BBDC at 0815h — service starts at 0830h but doors open earlier — and I was already fourth in the queue in Step 3.</text:p>
      <text:p text:style-name="DQ-San-Body-Text">2. Bring </text:p>
      <text:p text:style-name="DQ-San-Body-Text">a. UK driving licence - both card and counterfoil;</text:p>
      <text:p text:style-name="DQ-San-Body-Text">b. SNG Employment Pass; and</text:p>
      <text:p text:style-name="DQ-San-Body-Text">c. Passport (and previous passport if applicable) </text:p>
      <text:p text:style-name="DQ-San-Body-Text">to BBDC.</text:p>
      <text:p text:style-name="DQ-San-Body-Text">3. Follow BTT sign upstairs to Level 2, to file application to Convert Foreign Driving Licence to Singapore Driving Licence. Get a ticket for the queue. No notice is posted and no warning given, but you have also to get the application form, from against the wall (left side facing the counters). Fill in: 3 minutes. When your number is called, present the filled-out form and the UK driving licence and then, when requested, EP and Passport.</text:p>
      <text:p text:style-name="DQ-San-Body-Text"><text:soft-page-break/>4. They then send you downstairs to the Information Counter where you need to fill out yet another application form (1 minute) to confirm you want to take your BTT test, and get another number to get in a queue.</text:p>
      <text:p text:style-name="DQ-San-Body-Text">5. When your number now gets called, you actually move into the profit-making part of the BBDC Driving School. Listen while they make their spiel - for a conversion of foreign driving licence - they will still try to get you to sign up for 2 lessons (that talk about driving in Singapore, apparently), and then a Mock Driving Test. Altogether, enrolment in BBDC — which you will need to take BTT anyway - the 2 lessons, and the Mock Driving Test, will come to about $90. The critical part, for me, was that this meant you have to come back to BBDC multiple times, and then wait about a week before registering for BTT. I listened politely as (a) I figure this is what they have to do as part of their paying job; (b) I didn’t want any hiccups in the process that would mean I might have to return later.</text:p>
      <text:p text:style-name="DQ-San-Body-Text">6. After they were done, I asked at that point if it is possible to do the driving licence conversion without taking the coursework and the Mock Driving Test. Happily, they said Yes, and I said I would like to take that option. Fine, it will then cost BBDC registration about $5 — good for a year — and BTT examination $6.50. They stamp your BTT application, and you go to a “Paying Kiosk” to pay.</text:p>
      <text:p text:style-name="DQ-San-Body-Text">7. There are Paying Kiosks all along the wall. What you have to do is get your EP out and scan the barcode. However, I couldn’t get the barcode recognised — this must be a common occurrence, the signs say trying another machine. Moving to three different machines still failed, and I asked one of the attendants walking about. She came over and helped me first key in my FIN, and then fill in the rest of the online form at the Paying Kiosk. When done, all the machine says is “Form printed”.</text:p>
      <text:p text:style-name="DQ-San-Body-Text">8. But actually no Form is printed. You have to go to yet another machine — the receipt-printing machine — and again scan your EP. Then the form is printed, showing you’ve paid the fee to register for BBT.</text:p>
      <text:p text:style-name="DQ-San-Body-Text">9. [This part you can actually do at home or wherever else, but I am glad I did it there anyway for the “pop-up” time feature that I wouldn’t have known about except by asking the attendants.] Now you have to go yet another room, to register your profile at BBDC that then allows you to sign up for a BBT test. When it appears, the Screen says only dates and exam sessions (each day the sessions are Session 1, Session 2, Session 3, and so on…). Obviously you can’t tell what time the Session is, until you float the mouse over the Session name, where then a pop-up tells you the time.</text:p>
      <text:p text:style-name="DQ-San-Body-Text">10. Finish choosing and signing up. Once again the computer screen says “Form printed”, and once again nothing is printed. Go back to the receipt-printing machine and again scan your EP to activate the receipt printing. </text:p>
      <text:p text:style-name="DQ-San-Body-Text">11. Now you’re done, and can leave.</text:p>
      <text:p text:style-name="DQ-San-Body-Text">(2019.01.15 1032h) GrabCar / BBDC -&gt; KVE1 $14 *-CRED </text:p>
      <text:p text:style-name="DQ-San-Body-Text">(2019.01.15 1200h) L’Ving Vine Doctor LF Wong / full medical including blood tests $190; plus $10 Lisoril $200 *-8892</text:p>
      <text:p text:style-name="DQ-San-Body-Text"> Don’t eat or drink anything - except pure water - from 2359 Mon 14 Jan 2019</text:p>
      <text:p text:style-name="DQ-San-Body-Text"> Urine collection / middle part / Tue morning</text:p>
      <text:p text:style-name="DQ-San-Body-Text"> Stools collection / Tue morning</text:p>
      <text:p text:style-name="DQ-San-Body-Text">(2019.01.15 1210h) GrabCar / West Coast Plaza -&gt; Federal Building, BTC </text:p>
      <text:p text:style-name="DQ-San-Body-Text">(2019.01.15 1245h) 2019.01.15.1245h-Provost-Meeting-re-Emeritus-Professorships</text:p>
      <text:p text:style-name="DQ-San-Body-Text">(2019.01.15 1420h) LKYSPP Share and Care 2019; Esther collected $100 *-cash </text:p>
      <text:p text:style-name="DQ-San-Body-Text">(2019.01.15 1500h) 2019.01.15.1500h-Ching.Leong-Contract-Plans</text:p>
      <text:p text:style-name="DQ-San-Body-Text">(2019.01.15 1700h) 2019.01.15.1700h-Christian.Ketel-Tel-Call</text:p>
      <text:p text:style-name="DQ-San-Body-Text">(2019.01.15 1848h) Bernard Toh, Andrei Oei for LUI Che Woo Prize Nomination; sent Ashik CV, plus excerpt from Suzaina’s “Danny, here is one student that can possibly be nominated. I am not sure <text:soft-page-break/>that he meets the criteria but I am attaching his CV here. He is quite heavily involved with the Red Cross and has been involved in several humanitarian missions. But he has not set up his own NGO or organization…”</text:p>
      <text:p text:style-name="DQ-San-Body-Text">(2019.01.15 1936h) KV Pool </text:p>
      <text:p text:style-name="DQ-San-Body-Text">(2019.01.16 2100h) Dinner / Modern Family</text:p>
      <text:p text:style-name="DQ-San-Body-Text"> </text:p>
      <text:p text:style-name="DQ-San-Body-Text"> </text:p>
      <text:p text:style-name="DQ-San-Body-Text"><text:span text:style-name="Strong_20_Emphasis">Wed 16 Jan 2019 </text:span></text:p>
      <text:p text:style-name="DQ-San-Body-Text">(2019.01.16 0900h) 2019.01.16.0900h-Director.CS-Meeting-with-VDAA-Mun_Kitt</text:p>
      <text:p text:style-name="DQ-San-Body-Text">(2019.01.16 0950h) Chivy, Lisa -&gt; OTH Lobby, to greet ESM</text:p>
      <text:p text:style-name="DQ-San-Body-Text">(2019.01.16 0955h) </text:p>
      <text:p text:style-name="DQ-San-Body-Text">(2019.01.16 1643h) OneNote -&gt; GD - DQ-Work-Shared / all (cleaned), although had to divide up 2018-DQ-Past-Events into .a and .b since it was so big. Squared with Esther and Amirah.</text:p>
      <text:p text:style-name="DQ-San-Body-Text">Listings / List-Tasks (cleaned)</text:p>
      <text:p text:style-name="DQ-San-Body-Text">Listings / Projects-Open / Bennett-Institute (cleaned). CAG (cleaned). Global-Perspectives (cleaned). Ordering-the-World-pre-Singapore (cleaned). PEL (cleaned). UKRI (cleaned).</text:p>
      <text:p text:style-name="DQ-San-Body-Text">(2019.01.16 1700h) Chen Kang. Suzaina. Wu Zhen. Florence. Peixen. David. Concerning Zhou Qin’s charge of physical assault by Yuanyuan. If Yuanyuan is publicly charged with assault, the repercussions in PRC/ Beijing/ SAFE are severe. At minimum she would lose her job. Milestones this case include:</text:p>
      <text:p text:style-name="DQ-San-Body-Text">(2018.10.31 - Claim made that Yuanyuan had punched Zhou Qin when they were roommates in CG. ZQ went to private clinic for physical exam. Private clinic informed her that their findings would not be admissible in court as evidence; suggested ZQ go to a public clinic - which she did. Wu Zhen and Peixen spent the whole day with Zhou Qin.)</text:p>
      <text:list xml:id="list3440101740445595218" text:style-name="WWNum4">
        <text:list-item>
          <text:p text:style-name="P1">2018.11.05 - Zhou Qin filed police report; the police suggested this be a civil case, not criminal</text:p>
        </text:list-item>
        <text:list-item>
          <text:p text:style-name="P1">2018.12 - ZQ made 3 demands 1. YY move out; 2. YY pay $200, the cost of the private clinic; 3. YY write ZQ a letter of apology. These three were done, and ZQ said she wanted nothing more to do with the matter.</text:p>
        </text:list-item>
        <text:list-item>
          <text:p text:style-name="P1">2019.01.08 - MPAM Valedictory Dinner, Prof Gu Qingyang asked YY - who seemed to be in a good mood that evening - go over and apologize to ZQ. She did. Afterwards, however, ZQ said she was not sincere.</text:p>
        </text:list-item>
        <text:list-item>
          <text:p text:style-name="P1">2019.01.14 - ZQ went to complain to NUS that she thought unsatisfactory how “the University” had dealt with this matter. </text:p>
        </text:list-item>
        <text:list-item>
          <text:p text:style-name="P1">After the MPAM meeting, I asked Florence to check with GPPN Secretariat re possible UBC attendance</text:p>
        </text:list-item>
      </text:list>
      <text:p text:style-name="DQ-San-Body-Text">(2019.01.16 2000h) KV Fitness Weight Training </text:p>
      <text:p text:style-name="DQ-San-Body-Text">(2019.01.16 2040h) Saiko Matsumura, outside Fitness Center</text:p>
      <text:list xml:id="list398949562727567977" text:style-name="WWNum5">
        <text:list-item>
          <text:p text:style-name="P2">I complained about noisy Chinese. Changi T3. Blk E, Kent Vale.</text:p>
        </text:list-item>
        <text:list-item>
          <text:p text:style-name="P2">Qualified ophthalmologist in Japan, from Tokyo (prefecture just outside). Working as clinical research fellow at SERI Singapore Eye Research Institute. Singapore doesn’t recognise her ophthalmology qualification from Japan, so she can’t practice but can research.</text:p>
        </text:list-item>
        <text:list-item>
          <text:p text:style-name="P2">Myopia research: We know what causes myopia; the research is to uncover the factors - behavioral, genetic, environmental. Research on the Singapore population.</text:p>
        </text:list-item>
        <text:list-item>
          <text:p text:style-name="P2">Her husband and she, and their two daughters, have lived in Singapore since 2013. Husband works in basic science; research grant just renewed for another five years. Singapore research grants are extremely generous, although they are fewer and so the standard needs to be higher.</text:p>
        </text:list-item>
        <text:list-item>
          <text:p text:style-name="P2"><text:soft-page-break/>Good-natured Japan joke, that Singaporeans are basically North Korean. I pointed out how nothing prevents people leaving Singapore, no barbed wire, no passport restrictions, no barriers across the 37th or any other Parallel</text:p>
        </text:list-item>
      </text:list>
      <text:p text:style-name="DQ-San-Body-Text">(2019.01.16 2130h) Dinner, leftovers from last night. Netflix / Bodyguard S01E03</text:p>
      <text:p text:style-name="DQ-San-Body-Text"> </text:p>
      <text:p text:style-name="DQ-San-Body-Text"><text:span text:style-name="Strong_20_Emphasis">Thu 17 Jan 2019 </text:span></text:p>
      <text:p text:style-name="DQ-San-Body-Text">(2019.01.17 0830h) Drafted but unsent: WhatsApp / Paul C.</text:p>
      <text:p text:style-name="DQ-San-Body-Text">To try and put things in place, after considerable back and forth across multiple parties, I need to ask you about a possible timing adjustment. </text:p>
      <text:p text:style-name="DQ-San-Body-Text"> </text:p>
      <text:p text:style-name="DQ-San-Body-Text">The bottom line is, because (a) I need more time to put together the positions and administration arrangements for your team of 3 [no need to repeat the names any more here]; while (b) simultaneously I can use the time to get KG and KY to clear their backlog of already-agreed projects. I want to suggest end 2019 as the handover. </text:p>
      <text:p text:style-name="DQ-San-Body-Text"> </text:p>
      <text:p text:style-name="DQ-San-Body-Text">This one-year runway will help smooth out whatever challenges will arise in the transition from KG/KY to you; and for the staff themselves to figure out what they need to do. It will give you and NUS a seamless transition from the end of your current contract (Dec 2019) to the beginning of the new one (Jan 2020). If you were agreeable, you could be part of the conversation on the transition, but obviously that has both benefits and costs.</text:p>
      <text:p text:style-name="DQ-San-Body-Text"> </text:p>
      <text:p text:style-name="DQ-San-Body-Text">If that timing adjustment works for you — so you take over fully from Jan 2020 — I will seek to convince NUS to extend your contract with NUS, from end 2019 through end 2022 — on the understanding of course that if I don’t succeed, you won’t agree to take on this job. Also, I will still need to convince NUS to allow KY and KG to stay on this extra year. </text:p>
      <text:p text:style-name="DQ-San-Body-Text"> </text:p>
      <text:p text:style-name="DQ-San-Body-Text">But doing this also gives you pretty much a complete free slate to re-make ACI completely. Over the course of this coming year, while KY and KG and their people focus on completing their projects already in train, you and I can plan on firmly putting in place your new team and possibly extending the plan on replacing those currently at ACI who won’t belong there after.</text:p>
      <text:p text:style-name="DQ-San-Body-Text"> </text:p>
      <text:p text:style-name="DQ-San-Body-Text">Is this something that might work for you?</text:p>
      <text:p text:style-name="DQ-San-Body-Text">(2019.01.17 1000h) 2019.01.17-1000h-Tan.Kong_Yam-ACI</text:p>
      <text:p text:style-name="DQ-San-Body-Text">GrabCar OTH -&gt; Plaza Singapura</text:p>
      <text:p text:style-name="DQ-San-Body-Text">With Ed Araral, Esther Lee, Amirah</text:p>
      <text:p text:style-name="DQ-San-Body-Text">(2019.01.17 1230h) 2019.01.17.1230h-Dolf.van-den-Brink-IWP-Heineken</text:p>
      <text:p text:style-name="DQ-San-Body-Text">GrabCar Plaza Singapura -&gt; Capital Tower, CapitaLand *-CORP</text:p>
      <text:p text:style-name="DQ-San-Body-Text">(2019.01.17 1500h) 2019.01.17.1500h-Donor-CapitaLand-Tan.Seng_Chai</text:p>
      <text:p text:style-name="DQ-San-Body-Text">(2019.01.17 1630h) 2019.01.17.1630h-Tracy.Li-EA-Misc</text:p>
      <text:p text:style-name="DQ-San-Body-Text">(2019.01.17 1859h) Wai Yin, Tracy - LKYSPP promotional video</text:p>
      <text:p text:style-name="DQ-San-Body-Text">Thanks for showing me the new promotional video. Again, I think it looks very good. One concrete suggestion is that, after the preliminary versions are done, we should write out the text, and have that proof-read for grammar and construction. The other thought, more vague, is that I very much like the tempo of the piece, and we want to make sure that the pace doesn’t flag. For instance, I think this LSE Asia Forum (Singapore) one</text:p>
      <text:p text:style-name="DQ-San-Body-Text"> </text:p>
      <text:p text:style-name="DQ-San-Body-Text">https://www.youtube.com/watch?v=cmnAmOn7boo</text:p>
      <text:p text:style-name="DQ-San-Body-Text">(I’m in this; features Saw Swee Hock Centre at LSE)</text:p>
      <text:p text:style-name="DQ-San-Body-Text"> </text:p>
      <text:p text:style-name="DQ-San-Body-Text"><text:soft-page-break/>is much better when it rushes along but drags when there are talking heads [a lot of the problem is mine]. More successful, I like the frenzy with which this Warwick ASEAN Forum one </text:p>
      <text:p text:style-name="DQ-San-Body-Text"> </text:p>
      <text:p text:style-name="DQ-San-Body-Text">https://www.youtube.com/watch?v=vQrGE5R3_Ag </text:p>
      <text:p text:style-name="DQ-San-Body-Text"> </text:p>
      <text:p text:style-name="DQ-San-Body-Text">plows through its images. Very effective and colourful. The video also has a few spots where it slows down just a bit, but then speeds up again. I like this; it might be just personal taste but it’s also a millennial thing, I guess, short attention span.</text:p>
      <text:p text:style-name="DQ-San-Body-Text"> </text:p>
      <text:p text:style-name="DQ-San-Body-Text">Thanks again.</text:p>
      <text:p text:style-name="DQ-San-Body-Text"> </text:p>
      <text:p text:style-name="DQ-San-Body-Text">-- </text:p>
      <text:p text:style-name="DQ-San-Body-Text">(2019.01.17 2000h) KV Fitness Weight Training</text:p>
      <text:p text:style-name="DQ-San-Body-Text">(2019.01.17 2100h) Dinner / chicken and rice leftovers. Netflix / Bodyguard S01E04</text:p>
      <text:p text:style-name="DQ-San-Body-Text"> </text:p>
      <text:p text:style-name="DQ-San-Body-Text"><text:span text:style-name="Strong_20_Emphasis">Fri 18 Jan 2019 </text:span></text:p>
      <text:p text:style-name="DQ-San-Body-Text">(2019.01.18 0900h) 2019.01.18.0900h-APIEN-Chivy.Li-Lisa.Tan </text:p>
      <text:p text:style-name="DQ-San-Body-Text">(2019.01.18 1030h) 2019.01.18.1030h-Bernard.Yeung-MPAM-Asia-Tour </text:p>
      <text:p text:style-name="DQ-San-Body-Text">(2019.01.18 1130h) Listings / zProjects-Archived / ADB-PRC-Rural-Urban-Transformation (cleaned). BankComm (cleaned). George-Lam-Vietnam (cleaned). LSE-SEAC (cleaned). LSE- Senior-Adviser (cleaned). LSE-Misc (cleaned). LSE-IGA (cleaned). HK (cleaned). Middle-Income-Trap (cleaned). Archived (cleaned). LSE-Commission-on-Diplomacy (cleaned). LSE-Kuwait-Programme (cleaned).</text:p>
      <text:p text:style-name="DQ-San-Body-Text">(2019.01.18 1240h) LKYSPP Professors, Suzaina; Tracy, Naniek, Laura.</text:p>
      <text:p text:style-name="DQ-San-Body-Text">Separately Bernard Yeung</text:p>
      <text:p text:style-name="DQ-San-Body-Text">Asia-Social-Sciences-Grand-Tour/An Asia Grand Tour for the Social Sciences </text:p>
      <text:p text:style-name="DQ-San-Body-Text">(2019.01.18 1530h) Meeting with Naniek re French Circle </text:p>
      <text:p text:style-name="DQ-San-Body-Text">(2019.01.18 1600h) 2019.01.18.1600h-Tan.Khee_Giap-ACI</text:p>
      <text:p text:style-name="DQ-San-Body-Text">(2019.01.18 1720h) #10yearChallenge Rebecca Jennings. 2019. <text:a xlink:type="simple" xlink:href="https://www.vox.com/the-goods/2019/1/16/18185256/10-year-challenge-facebook-meme" text:style-name="Internet_20_link" text:visited-style-name="Visited_20_Internet_20_Link"><text:span text:style-name="Internet_20_link"><text:span text:style-name="T3">Why you’re seeing the 10-Year Challenge everywhere</text:span></text:span></text:a>, Vox.com (January)</text:p>
      <text:p text:style-name="DQ-San-Body-Text">(2019.01.18 1725h) The 10-year arc: Personal #10yearChallenge</text:p>
      <text:p text:style-name="DQ-San-Body-Text"><text:a xlink:type="simple" xlink:href="https://www.facebook.com/DannyQuah/posts/10101245823052781" text:style-name="Internet_20_link" text:visited-style-name="Visited_20_Internet_20_Link"><text:span text:style-name="Internet_20_link"><text:span text:style-name="T3">Facebook</text:span></text:span></text:a><text:line-break/>The 10-year arc: Work #10yearChallenge</text:p>
      <text:p text:style-name="DQ-San-Body-Text"><text:a xlink:type="simple" xlink:href="https://www.facebook.com/DannyQuah/posts/10101245824953971" text:style-name="Internet_20_link" text:visited-style-name="Visited_20_Internet_20_Link"><text:span text:style-name="Internet_20_link">Facebook</text:span></text:a></text:p>
      <text:p text:style-name="DQ-San-Body-Text">(2019.01.18 2006h) KV Fitness Weight Training</text:p>
      <text:p text:style-name="DQ-San-Body-Text">(2019.01.18 2100h) Dinner Instant Noodles chicken bakkwa. Netflix / Bodyguard S01E05</text:p>
      <text:p text:style-name="DQ-San-Body-Text"> </text:p>
      <text:p text:style-name="DQ-San-Body-Text"><text:span text:style-name="Strong_20_Emphasis">Sat 19 Jan 2019 </text:span></text:p>
      <text:p text:style-name="DQ-San-Body-Text">(2019.01.19 0917h) SoftMaker FreeMaker Office Text template for personal letters db/Templates/SoftMaker/Personal-Letter-DQ-2019.tmvx </text:p>
      <text:p text:style-name="DQ-San-Body-Text">(2019.01.19 1001h) Using FreeMaker Office Text for Official-Documents/2RC/2019.01.21-Lloyds-2RC-Mortgage-update-Danny.Quah.docx</text:p>
      <text:p text:style-name="DQ-San-Body-Text">(2019.01.19 1320h) Thonglor Thai Cuisine / Lunch AL $21.50 *-8892</text:p>
      <text:p text:style-name="DQ-San-Body-Text">(2019.01.19 1345h) Tanjong Rhu Wanton Noodle / Dry, with Chili $4.80 *-cash</text:p>
      <text:p text:style-name="DQ-San-Body-Text">(2019.01.19 1446h) Citi Spending 2017 (Jan £3044.03) (Feb £3638.38) (Mar £5825.59) (Apr £3509.71) (May £3678.91) (Jun £3510.68) (Jul £4425.68) (Aug £3776.57) (Sep £4140.12) (Oct £3510.68) (Nov £5082.29) (Dec £5142.74) = £49.1k</text:p>
      <text:p text:style-name="DQ-San-Body-Text">(2019.01.19 1638h) KV Pool </text:p>
      <text:p text:style-name="DQ-San-Body-Text">(2019.01.19 1730h) Registered online lloydsbank.com/</text:p>
      <text:p text:style-name="DQ-San-Body-Text"><text:soft-page-break/>(2019.01.19 1943h) LloydsBank.com / Filed online request to overpay £1000 over my monthly mortgage payment, currently £2000, for the period 2019.02.05-2020.01.05. Also repeated that instruction in letter 2019.01.21-Lloyds-RC-Mortgage-update-Danny.Quah to confirm, but then further adding my mobile +65.9666.2273 and work +44.7713.391.982 numbers as my contact information — since those seem not be taken by my online changes. </text:p>
      <text:p text:style-name="DQ-San-Body-Text">(2019.01.19 2030h) Dinner / Tanjong Rhu Wanton Noodles takeout from earlier. Netflix / Bodyguard S01E06 - completed.</text:p>
      <text:p text:style-name="DQ-San-Body-Text"> </text:p>
      <text:p text:style-name="DQ-San-Body-Text"><text:span text:style-name="Strong_20_Emphasis">Sun 20 Jan 2019</text:span> </text:p>
      <text:p text:style-name="DQ-San-Body-Text">(2019.01.20 0817h) Trying out now MS-Office format for my own 1-Notes/ and other documents, gradually moving away from G-Suite. However, keep DQ-Shared-Work/ keep at Google Docs for now.</text:p>
      <text:p text:style-name="DQ-San-Body-Text">(2019.01.20 1000h) My personal SoftMaker English templates are in db/Templates/SoftMaker/English/</text:p>
      <text:p text:style-name="DQ-San-Body-Text">(2019.01.20 1300h) West Coast Market lunch // Fishball noodles, Michael Jackson. AL $5 *-cash</text:p>
      <text:p text:style-name="DQ-San-Body-Text">(2019.01.20 1437h) Sheng Siong Supermarket // Groceries $23.90 *-8892</text:p>
      <text:p text:style-name="DQ-San-Body-Text">(2019.01.20 1544h) Gill Sans font to Gill Sans Nova - improvement on Gill Sans MT and Gill Sans, and available on MS; need to check still for Linux and ChromeOS</text:p>
      <text:p text:style-name="DQ-San-Body-Text">(2019.01.20 1855h) West Coz Cafe - West Coast Plaza / Fish head curry $25.65 *-8892 </text:p>
      <text:p text:style-name="DQ-San-Body-Text">(2019.01.20 1910h) KVE1 CNY Dinner: Wei_Li, Sandy Monteiro. Haw_Diann WAI, Tomasz. Shareen Yew, Ben. Wei_Li and Sandy’s kids came too but they ate pizza and then stayed in the extra bedroom.</text:p>
      <text:p text:style-name="DQ-San-Body-Text"> </text:p>
      <text:p text:style-name="DQ-San-Body-Text"><text:span text:style-name="Strong_20_Emphasis">Mon 21 Jan 2019 </text:span></text:p>
      <text:p text:style-name="DQ-San-Body-Text">(2019.01.21 0530h) To clean Quah-D-2019-Income-Dynamics-in-the-Bottom-50 up for Kishore referencing in Project Syndicate, I cloned the paper from j/Global-Economy/2018.06-Trade-Inequality/ to Writings/2018.12-Bottom-50-Exceptionalism/, and from .gdoc to .docx. Then, after some minor editorial clean-up, I generated a PDF and published that, dated 2019 January, to www.DannyQuah.com/Quilled/Output/2019.01-Danny.Quah-Income-Dynamics-in-the-Bottom-50.pdf, and then with that URL emailed to Kishore.</text:p>
      <text:p text:style-name="DQ-San-Body-Text">2019.01.21.0845h-KK.Phoon</text:p>
      <text:p text:style-name="DQ-San-Body-Text">2019.01.21.0900h-MCM-Deanery</text:p>
      <text:p text:style-name="DQ-San-Body-Text">2019.01.21.1400h-Paul.Cheung-ACI </text:p>
      <text:p text:style-name="DQ-San-Body-Text">2019.01.21.1500h-Wandi.Bruine-de-Bruin</text:p>
      <text:p text:style-name="DQ-San-Body-Text">2019.01.21.1700h-VDAA-Suzaina.Kadir-Weekly</text:p>
      <text:p text:style-name="DQ-San-Body-Text">(2019.01.21 1749h) <text:a xlink:type="simple" xlink:href="https://community.box.com/t5/Desktop-and-Mobile-Forum/Box-Sync-No-Longer-Working/td-p/52520" text:style-name="Internet_20_link" text:visited-style-name="Visited_20_Internet_20_Link"><text:span text:style-name="Internet_20_link"><text:span text:style-name="T3">Box Sync No Longer Working</text:span></text:span></text:a> Same problem on OTH.DQ, but not solved</text:p>
      <text:p text:style-name="DQ-San-Body-Text">(2019.01.21 1815h) pbook // Installed Gill Sans MT and Gill Sans Nova by unzipping relevant zip archives in ~/0/Light/1/db/Commons/Fonts/ into ~/.fonts/ </text:p>
      <text:p text:style-name="DQ-San-Body-Text">(2019.01.21 1934h) Giffgaff top up credit £10; goodybag £7.50 </text:p>
      <text:p text:style-name="DQ-San-Body-Text">(2019.01.21 2030h) Dinner / AL cooked vegetables and mushrooms held over from last night; soy sauce duck; brown rice. Netflix / Black Mirror - S02.Waldo</text:p>
      <text:p text:style-name="DQ-San-Body-Text">(2019.01.21 2200h) 2019.01.23-Marketplace-Great-Power-Competition-Danny.Quah.pptx </text:p>
      <text:p text:style-name="DQ-San-Body-Text"> </text:p>
      <text:p text:style-name="DQ-San-Body-Text"><text:span text:style-name="Strong_20_Emphasis">Tue 22 Jan 2019 </text:span></text:p>
      <text:p text:style-name="DQ-San-Body-Text">(2019.01.22 0430h) 2019.01.23-Marketplace-Great-Power-Competition-Danny.Quah.pptx</text:p>
      <text:p text:style-name="DQ-San-Body-Text">(2019.01.22 0523h) Shane Ferro. 2016. <text:a xlink:type="simple" xlink:href="https://www.huffingtonpost.com/entry/brexit-populism_us_576d7ccbe4b017b379f5dd46" text:style-name="Internet_20_link" text:visited-style-name="Visited_20_Internet_20_Link"><text:span text:style-name="Internet_20_link"><text:span text:style-name="T3">How Brexit Fits Into The New World Order</text:span></text:span></text:a>. <text:span text:style-name="Emphasis">The Huffington Post</text:span> (27 June)</text:p>
      <text:p text:style-name="DQ-San-Body-Text">(2019.01.22 0630h) 2019.01.23-Sidney-Sussex-College-Cambridge-Distinguished-Lecture</text:p>
      <text:p text:style-name="DQ-San-Body-Text">(2019.01.22 0639h) GrabCar KVE1 -&gt; Changi T3 $25 *-CORP</text:p>
      <text:p text:style-name="DQ-San-Body-Text"><text:soft-page-break/>(2019.01.22 0728h) Fragrance Foodstuffs Changi T3 // Chicken bakkwa $33.18 *-8892 </text:p>
      <text:p text:style-name="DQ-San-Body-Text">(2019.01.22 1000h) Changi T3 // Sq308.21A -&gt; London Heathrow</text:p>
      <text:p text:style-name="DQ-San-Body-Text">“There’s a special place for those who love proving the world wrong. Singapore”</text:p>
      <text:p text:style-name="DQ-San-Body-Text">Juliet, Naked</text:p>
      <text:p text:style-name="DQ-San-Body-Text">Life of the Party</text:p>
      <text:p text:style-name="DQ-San-Body-Text">Mamma Mia: Here We Go Again</text:p>
      <text:p text:style-name="DQ-San-Body-Text">The Queen</text:p>
      <text:p text:style-name="DQ-San-Body-Text">(2019.01.22 1650h) Radlett Radio Car called to say he was on Level 5 at Departures, not in Arrivals, and waiting roadside (MK64 ???). This way, no parking charge.</text:p>
      <text:p text:style-name="DQ-San-Body-Text">(2019.01.22 1850h) Finally got to 2RC. Snow and snarled traffic</text:p>
      <text:p text:style-name="DQ-San-Body-Text">(2019.01.22 1900h) Radlett Radio Car Heathrow T2 -&gt; 2 Railway Cottages, Radlett £40 *-cash</text:p>
      <text:p text:style-name="DQ-San-Body-Text">(2019.01.22 1910h) pbook SoftMaker FreeOffice wouldn’t open for use during flight. Have unlocked again, using the Software Key. Now in 2RC, even offline, SM-FO opens fine. </text:p>
      <text:p text:style-name="DQ-San-Body-Text">(2019.01.22 1920h) <text:a xlink:type="simple" xlink:href="https://docs.microsoft.com/en-us/typography/fonts/windows_10_font_list" text:style-name="Internet_20_link" text:visited-style-name="Visited_20_Internet_20_Link"><text:span text:style-name="Internet_20_link"><text:span text:style-name="T3">Windows 10 Font list</text:span></text:span></text:a>; got MTQ to let me have the Calibri and Cambria fonts from his Windows machine -&gt; db/Commons/Fonts/Calibri.zip, Cambria.zip; then unpacked into pbook ~/.fonts/</text:p>
      <text:p text:style-name="DQ-San-Body-Text">(2019.01.22 1950h) Paya order online £13.60 *-cash</text:p>
      <text:p text:style-name="DQ-San-Body-Text">(2019.01.22 2005h) Tesco Radlett ATM £200 *-8033</text:p>
      <text:p text:style-name="DQ-San-Body-Text">(2019.01.22 2122h) Jack Wallen. 2017. <text:a xlink:type="simple" xlink:href="https://www.techrepublic.com/article/how-to-view-and-edit-word-documents-from-google-drive-with-ease/" text:style-name="Internet_20_link" text:visited-style-name="Visited_20_Internet_20_Link"><text:span text:style-name="Internet_20_link"><text:span text:style-name="T3">How to view and edit Word documents from Google Drive with ease</text:span></text:span></text:a>. TechRepublic (16 Jan) -&gt; MTQ</text:p>
      <text:p text:style-name="DQ-San-Body-Text"> </text:p>
      <text:p text:style-name="DQ-San-Body-Text"> </text:p>
      <text:p text:style-name="DQ-San-Body-Text"><text:span text:style-name="Strong_20_Emphasis">Wed 23 Jan 2019 </text:span></text:p>
      <text:p text:style-name="DQ-San-Body-Text">(2019.01.23 0600h) Emailed Bryan Tan 2019.01.23-Marketplace-Great-Power-Competition-Danny.Quah.zip containing both PDF and PPTX</text:p>
      <text:p text:style-name="DQ-San-Body-Text">(2019.01.23 0910h) What should modern Liberals do now? By @mahbuban_k @ProSyn <text:a xlink:type="simple" xlink:href="http://prosyn.org/unEgPq5" text:style-name="Internet_20_link" text:visited-style-name="Visited_20_Internet_20_Link"><text:span text:style-name="Internet_20_link"><text:span text:style-name="T3">http://prosyn.org/unEgPq5</text:span></text:span></text:a></text:p>
      <text:p text:style-name="DQ-San-Body-Text"><text:a xlink:type="simple" xlink:href="https://www.facebook.com/DannyQuah/posts/10101248189929541" text:style-name="Internet_20_link" text:visited-style-name="Visited_20_Internet_20_Link"><text:span text:style-name="Internet_20_link"><text:span text:style-name="T3">Facebook</text:span></text:span></text:a> <text:a xlink:type="simple" xlink:href="https://twitter.com/DannyQuah/status/1087999995926724608" text:style-name="Internet_20_link" text:visited-style-name="Visited_20_Internet_20_Link"><text:span text:style-name="Internet_20_link"><text:span text:style-name="T3">Twitter</text:span></text:span></text:a> <text:a xlink:type="simple" xlink:href="https://www.linkedin.com/feed/update/urn:li:activity:6493769489891549184" text:style-name="Internet_20_link" text:visited-style-name="Visited_20_Internet_20_Link"><text:span text:style-name="Internet_20_link"><text:span text:style-name="T3">LinkedIn</text:span></text:span></text:a> </text:p>
      <text:p text:style-name="DQ-San-Body-Text">(2019.01.23 1030h) LibreOffice and SmartMaker FreeOffice wordprocessing Style sheets // DQ-San-Body-Text DQ-Ser-Body-Text DQ-San-Heading-1 DQ-Ser-Heading-1</text:p>
      <text:p text:style-name="DQ-San-Body-Text">(2019.01.23 1050h) LibreOffice Manuals -&gt; References-Library/Apps-documentation/ and Readings-on-the-Go/</text:p>
      <text:p text:style-name="DQ-San-Body-Text">(2019.01.23 1100h) 2RC Netflix // Peaky Blinders S03E01-02 (incomplete)</text:p>
      <text:p text:style-name="DQ-San-Body-Text">(2019.01.23 1420h) British Rail // Radlett -&gt; Cambridge £35.50 *-6007</text:p>
      <text:p text:style-name="DQ-San-Body-Text">(2019.01.23 1510h) Boots St Pancras mini-gel, cough drops £4.49 *-6007 </text:p>
      <text:p text:style-name="DQ-San-Body-Text">(2019.01.23 1640h) Taxi // Cambridge train station -&gt; Varsity Spa Hotel £7 *-cash </text:p>
      <text:p text:style-name="DQ-San-Body-Text">(2019.01.23 1720h) Walk Varsity Spa Hotel -&gt; Sidney Sussex College; met with Bryan Tan at the porter’s gate</text:p>
      <text:p text:style-name="DQ-San-Body-Text">(2019.01.23 1750h) Presentation 2019.01.23-Marketplace-Great-Power-Competition-Danny.Quah</text:p>
      <text:p text:style-name="DQ-San-Body-Text">IR undergraduate student studying if globalisation is causing change in the world order</text:p>
      <text:p text:style-name="DQ-San-Body-Text">Singaporean undergraduates</text:p>
      <text:p text:style-name="DQ-San-Body-Text">Economics undergraduates</text:p>
      <text:p text:style-name="DQ-San-Body-Text">(2019.01.23 1910h) Sidney Sussex College Fellows dinner, although I sat with ARES, not the College Fellows</text:p>
      <text:p text:style-name="DQ-San-Body-Text">(2019.01.23 2100h) Walk back to Varsity Spa Hotel. Bryan Tan, drinks at The Six. </text:p>
      <text:p text:style-name="DQ-San-Body-Text"> </text:p>
      <text:p text:style-name="DQ-San-Body-Text"><text:span text:style-name="Strong_20_Emphasis">Thu 24 Jan 2019</text:span></text:p>
      <text:p text:style-name="DQ-San-Body-Text">(2019.01.24 0430h) Varsity Spa Hotel, Cambridge // Check out. No hardcopy receipt, they will email.</text:p>
      <text:p text:style-name="DQ-San-Body-Text"><text:soft-page-break/>(2019.01.24 0440h) Taxi Varsity Spa Hotel, Cambridge -&gt; London Heathrow T2 £115 *-cash </text:p>
      <text:p text:style-name="DQ-San-Body-Text">(2019.01.24 0550h) Check in SQ317.19K</text:p>
      <text:p text:style-name="DQ-San-Body-Text">(2019.01.24 0610h) London Heathrow T2 // World Duty Free Thornton’s Chocolate £13 *-6007</text:p>
      <text:p text:style-name="DQ-San-Body-Text">(2019.01.24 0630h) SingaporeAir First Class lounge // Chicken nasi lemak. Dim sum. </text:p>
      <text:p text:style-name="DQ-San-Body-Text">(2019.01.24 0746h) When writers point out human beings aren't rational, how exactly does it follow that Economics is irrelevant? Many useful economic ideas seem to me take no stance on or are extremely relaxed about rationality. Among them:</text:p>
      <text:p text:style-name="DQ-San-Body-Text"> </text:p>
      <text:p text:style-name="DQ-San-Body-Text">If you’re not using all you’ve got to achieve what you want, you need to do better: Don’t be that guy (“get to the production frontier”).</text:p>
      <text:p text:style-name="DQ-San-Body-Text"> </text:p>
      <text:p text:style-name="DQ-San-Body-Text">If your posse is not yet using all it’s got to do better than where it's currently at, look for win-win moves (“again, not just for you but you and your trading partners, get to the production possibility frontier; Pareto improvement remains possible”).</text:p>
      <text:p text:style-name="DQ-San-Body-Text"> </text:p>
      <text:p text:style-name="DQ-San-Body-Text">If, on the other hand, your group is already doing all it can, then the group potentially faces tradeoffs, i.e., through compromise, each one of you can do better still (“exchange can be Pareto-improving; seek those out---this is how international trade happens”).</text:p>
      <text:p text:style-name="DQ-San-Body-Text"> </text:p>
      <text:p text:style-name="DQ-San-Body-Text">You remember that time in The Equalizer 2 movie when McCall is discussing with Miles re-painting that wall outside the building they live that’s been defaced, and McCall says: “I guess anybody could do it, but nobody does, Miles. Ends up with everybody complaining because nobody did what anybody could have done or should have done to begin with.” (“Free-riding. Public goods. Externality.").</text:p>
      <text:p text:style-name="DQ-San-Body-Text"> </text:p>
      <text:p text:style-name="DQ-San-Body-Text">Sometimes a company like Facebook or Google sells something that the more people use, the better that company performs. That’s because the value of what they sell does not fall, and in many instances, actually rises with use. The global market place can then be served by a single provider. This will also happen in other industries and jobs with similar features. Income inequality can be unexpectedly high in societies that see prevalence of such goods and services. This doesn't happen everywhere, however; hardly ever do you see it with the toothbrush-making industry, for instance. (“Non-rivalry”. “Network externalities”. “Economics of Superstars”. "Natural monopolies".).</text:p>
      <text:p text:style-name="DQ-San-Body-Text"> </text:p>
      <text:p text:style-name="DQ-San-Body-Text">Sometimes a central bank can buy government bonds, but still nothing happens. Most of the time though either inflation rises or unemployment falls, or some combination of both. In some situations, either or both can be a welcome outcome.</text:p>
      <text:p text:style-name="DQ-San-Body-Text"> </text:p>
      <text:p text:style-name="DQ-San-Body-Text">Also, following up on that last example, pretty much everything in Keynesian economics that’s either so well known or modern-technically discredited and so no longer allowed in professional journals: that aggregate demand and aggregate supply are distinct and so different forces can perturb the economy, working through those two distinct channels; the notion of the aggregate demand multiplier; neoclassical growth and the importance of technology; that net exports are part of aggregate demand. And so on.</text:p>
      <text:p text:style-name="DQ-San-Body-Text"> </text:p>
      <text:p text:style-name="DQ-San-Body-Text">https://foreignpolicy.com/gt-essay/the-end-of-economics-fareed-zakaria/</text:p>
      <text:p text:style-name="DQ-San-Body-Text"><text:a xlink:type="simple" xlink:href="https://www.facebook.com/photo.php?fbid=10101248602612521&amp;set=a.581923808231&amp;type=3&amp;theater" text:style-name="Internet_20_link" text:visited-style-name="Visited_20_Internet_20_Link"><text:span text:style-name="Internet_20_link"><text:span text:style-name="T3">Facebook</text:span></text:span></text:a> <text:a xlink:type="simple" xlink:href="https://twitter.com/DannyQuah/status/1088374685614641153" text:style-name="Internet_20_link" text:visited-style-name="Visited_20_Internet_20_Link"><text:span text:style-name="Internet_20_link"><text:span text:style-name="T3">Twitter</text:span></text:span></text:a> <text:a xlink:type="simple" xlink:href="https://www.linkedin.com/pulse/rationality-irrationality-why-end-economics-danny-quah/" text:style-name="Internet_20_link" text:visited-style-name="Visited_20_Internet_20_Link"><text:span text:style-name="Internet_20_link"><text:span text:style-name="T3">LinkedIn</text:span></text:span></text:a></text:p>
      <text:p text:style-name="DQ-San-Body-Text"> </text:p>
      <text:p text:style-name="DQ-San-Body-Text"><text:soft-page-break/>(2019.01.24 0845h) Thought to board SQ305 at Gate B42, but that turned out not to be my flight. Back to First Class Lounge</text:p>
      <text:p text:style-name="DQ-San-Body-Text">(2019.01.24 1055h) SQ317.19K /</text:p>
      <text:p text:style-name="DQ-San-Body-Text">Chicken Briyani lunch</text:p>
      <text:p text:style-name="DQ-San-Body-Text">Dead State S0E01-E08 [last one incomplete]</text:p>
      <text:p text:style-name="DQ-San-Body-Text">(2019.01.24 1400h) pbook: In flight, it looked like the Crostini container had crashed. Terminal wouldn’t open, and after I closed each TextMaker window, TextMaker wouldn’t open either. Needless to say, neither would PlanMaker.</text:p>
      <text:p text:style-name="DQ-San-Body-Text"> </text:p>
      <text:p text:style-name="DQ-San-Body-Text"><text:span text:style-name="Strong_20_Emphasis">Fri 25 Jan 2019 </text:span></text:p>
      <text:p text:style-name="DQ-San-Body-Text">(2019.01.25 0730h) SQ317 Landed Changi T3</text:p>
      <text:p text:style-name="DQ-San-Body-Text">(2019.01.25 0807h) GrabCar Singapore Changi T3 -&gt; OTH, LKYSPP £24.50 *-CORP</text:p>
      <text:p text:style-name="DQ-San-Body-Text">(2019.01.25 0930h) pbook: Tried through Chrome/Files to open My Files/Linux Files, and after about 20 seconds, it succeeded. Then Terminal opened fine as well, as did TextMaker. Can this be related to being offline while in flight and to TextMaker++ asking me for my Software Key on the previous flight?</text:p>
      <text:p text:style-name="DQ-San-Body-Text">(2019.01.25 0950h) Dell-Dean-OTH.DO: Installed Gill Sans Nova Font</text:p>
      <text:p text:style-name="DQ-San-Body-Text">(2019.01.25 1030h) Dell-Dean-OTH.DO: Installed LibreOffice</text:p>
      <text:p text:style-name="DQ-San-Body-Text">(2019.01.25 1040h) For Dean’s List dinner this evening, Naga Trinadh Burra and Peggy Heng</text:p>
      <text:p text:style-name="DQ-San-Body-Text">(2019.01.25 1100h) pbook Is Copy (Cut) / Paste now broken in Crostini? I can’t get any formatting or (PlanMaker/LibreOffice) formulas to be available after copying or cutting.</text:p>
      <text:p text:style-name="DQ-San-Body-Text">(2019.01.25 1425h) ChromeOS 71.0.3578.127 / Pixelbook i5/8/256 // Stable Channel</text:p>
      <text:p text:style-name="DQ-San-Body-Text">Crostini Linux apps will not do formatted copy/cut and paste</text:p>
      <text:p text:style-name="DQ-San-Body-Text">The latest Crostini updates are such that I’ve lost formatted copy/cut and paste on my Linux apps, including FreeOffice, LibreOffice, and Thunderbird. So when I copy something’s in bold (say) or has an embedded link, whether in FreeOffice TextMaker, or LibreOffice Writer or Thunderbird, when I paste, all that information is lost and I’m left only with unformatted text. (Yes, I’ve made sure that I’m not doin Ctrl-Shift-V.) When I try an explicit Paste Special, the only option available is unformatted text. When in either FreeOffice PlanMaker or LibreOffice Calc, I copy a cell that is a formula, only the output text is available to paste, not the formula itself or the cell format, or any other information.</text:p>
      <text:p text:style-name="DQ-San-Body-Text"> </text:p>
      <text:p text:style-name="DQ-San-Body-Text">I have checked, with the same documents, that the Windows 10 version of all these work as expected, i.e., the clipboard contains formatting information and formulas, and “Paste Special” allows choosing.</text:p>
      <text:p text:style-name="DQ-San-Body-Text"> </text:p>
      <text:p text:style-name="DQ-San-Body-Text">Has anyone else experienced this, and what have you done as a workaround?</text:p>
      <text:p text:style-name="DQ-San-Body-Text"><text:a xlink:type="simple" xlink:href="https://www.reddit.com/r/Crostini/comments/ajmaen/crostini_linux_apps_will_not_do_formatted_copycut/" text:style-name="Internet_20_link" text:visited-style-name="Visited_20_Internet_20_Link"><text:span text:style-name="Internet_20_link">Reddit / Crostini</text:span></text:a></text:p>
      <text:p text:style-name="DQ-San-Body-Text">Response is that ChromeOS / Crostini Linux has the bug that for now it can only do plaintext copy/paste - <text:a xlink:type="simple" xlink:href="https://bugs.chromium.org/p/chromium/issues/detail?id=809898" text:style-name="Internet_20_link" text:visited-style-name="Visited_20_Internet_20_Link"><text:span text:style-name="Internet_20_link"><text:span text:style-name="T3">issue open since 2018.02</text:span></text:span></text:a></text:p>
      <text:p text:style-name="DQ-San-Body-Text">(2019.01.25 1745h) Taxi ride with Lela and Renee to Suntec City Convention Centre; up to second floor, Penang Place</text:p>
      <text:p text:style-name="DQ-San-Body-Text">2019.01.25.1830h-LKYSPP-Deans-List-Dinner-Penang-Place</text:p>
      <text:p text:style-name="DQ-San-Body-Text">(2019.01.25 2059h) Taxi Suntec City Convention Centre to KVE1 $22 *-cash</text:p>
      <text:p text:style-name="DQ-San-Body-Text">(2019.01.25 2205h) At Dean’s List dinner this time we light-heartedly tried to derive informed conjecture on the shape of the production possibility frontier between democracy and social stability, and elicit hypotheses on where different societies chose to locate on that frontier, and why.</text:p>
      <text:p text:style-name="DQ-San-Body-Text"><text:a xlink:type="simple" xlink:href="https://www.facebook.com/DannyQuah/posts/10101249062416071" text:style-name="Internet_20_link" text:visited-style-name="Visited_20_Internet_20_Link"><text:span text:style-name="Internet_20_link">Facebook</text:span></text:a></text:p>
      <text:p text:style-name="DQ-San-Body-Text"><text:soft-page-break/> </text:p>
      <text:p text:style-name="DQ-San-Body-Text"><text:span text:style-name="Strong_20_Emphasis">Sat 26 Jan 2019 </text:span></text:p>
      <text:p text:style-name="DQ-San-Body-Text">(2019.01.26 0820h) pbook: Terminal took 45s to boot up after a shutdown</text:p>
      <text:p text:style-name="DQ-San-Body-Text">(2019.01.26 0952h) GrabCar KVE1 -&gt; Jalan Kukoh Hawker Centre $11 *-CORP</text:p>
      <text:p text:style-name="DQ-San-Body-Text">2019.01.26.1000h-LKYSPP-Share-and-Care-New-Hope-Community-Services-Centre</text:p>
      <text:p text:style-name="DQ-San-Body-Text">(2019.01.26 1254h) GrabCar Jalan Kukoh Hawker Centre -&gt; CentrePoint $9 *-CORP</text:p>
      <text:p text:style-name="DQ-San-Body-Text">(2019.01.26 1330h) Design Orchard // Rocket Eyewear. Rocket Eyewear: Hunter Green Clear. Mahogany Tortoise. Later purchased from Rocket Eyewear website directly Hunter Green Clear, raised nosebridge for AL. Walked to Plaza Singapura</text:p>
      <text:p text:style-name="DQ-San-Body-Text">(2019.01.26 1544h) Nanjing Impressions, Plaza Singapura // lunch, AL $70.74 *-8892</text:p>
      <text:p text:style-name="DQ-San-Body-Text">(2019.01.26 1610h) GrabCar Plaza Sing -&gt; KVE1 $14 *-CRED</text:p>
      <text:p text:style-name="DQ-San-Body-Text">(2019.01.26 1710h) Rocket Eyewear Hunter Green Clear for AL $149 *-8892</text:p>
      <text:p text:style-name="DQ-San-Body-Text">(2019.01.26 2343h) FB Album <text:a xlink:type="simple" xlink:href="https://www.facebook.com/DannyQuah/media_set?set=a.10101249501585971&amp;type=3" text:style-name="Internet_20_link" text:visited-style-name="Visited_20_Internet_20_Link"><text:span text:style-name="Internet_20_link"><text:span text:style-name="T3">2019.01.26-LKYSPP-Share-and-Care-New-Hope-Community-Service</text:span></text:span></text:a></text:p>
      <text:p text:style-name="DQ-San-Body-Text">Saturday morning the Lee Kuan Yew School put on brightly-colored clothing and volunteered alongside New Hope CS, to share small festive gifts and set up greater sustained collaboration with youth and job-seekers in the Jalan Kukoh community.</text:p>
      <text:p text:style-name="DQ-San-Body-Text"> </text:p>
      <text:p text:style-name="DQ-San-Body-Text">Then all of a sudden you remember how the audience looks to the lecturer when they're not paying attention, so you sit up just that little bit straighter.</text:p>
      <text:p text:style-name="DQ-San-Body-Text"><text:a xlink:type="simple" xlink:href="https://www.facebook.com/DannyQuah/posts/10101249501695751" text:style-name="Internet_20_link" text:visited-style-name="Visited_20_Internet_20_Link"><text:span text:style-name="Internet_20_link">Facebook</text:span></text:a></text:p>
      <text:p text:style-name="DQ-San-Body-Text"> </text:p>
      <text:p text:style-name="DQ-San-Body-Text"><text:span text:style-name="Strong_20_Emphasis">Sun 27 Jan 2019 </text:span></text:p>
      <text:p text:style-name="DQ-San-Body-Text">(2019.01.27 0800h) SoftMaker Forum “<text:a xlink:type="simple" xlink:href="https://forum.softmaker.com/viewtopic.php?f=168&amp;t=8544" text:style-name="Internet_20_link" text:visited-style-name="Visited_20_Internet_20_Link"><text:span text:style-name="Internet_20_link"><text:span text:style-name="T3">Constant Prompt to Register When Offline</text:span></text:span></text:a>” (2011 Feb 14)</text:p>
      <text:p text:style-name="DQ-San-Body-Text">(2019.01.27 0930h) SoftMaker Forum: Offline use impossible / Linux / Constant prompting for product key, to register </text:p>
      <text:p text:style-name="DQ-San-Body-Text">I run Debian Linux in a Crostini container on a Google Pixelbook i5, and have been using SoftMaker Freemaker Office 2018. My SoftMaker license page shows I have entered my product key for that (as well as a Windows version, but it is only the Linux version this query concerns). Everything has worked great, but I realise now that this has been online use all along.</text:p>
      <text:p text:style-name="DQ-San-Body-Text"> </text:p>
      <text:p text:style-name="DQ-San-Body-Text">When I go offline, for instance on a long flight, none of my Freemaker Office products --- TextMaker, PlanMaker, Presentations --- will open. They all ask me again to register, but of course when I type in the product key, they discover that I’m offline, and so shut me out. When I land and go online again, everything works as before, and there is no further request for a product key in any case.</text:p>
      <text:p text:style-name="DQ-San-Body-Text"> </text:p>
      <text:p text:style-name="DQ-San-Body-Text">I know there is an old 2011 thread “Constant Prompt to Register When Offline” that discusses a 24-digit code, but I never received that, and I don’t know if the registration process has changed in any case.</text:p>
      <text:p text:style-name="DQ-San-Body-Text"> </text:p>
      <text:p text:style-name="DQ-San-Body-Text">What should I do to register properly so I can use Freemaker Office offline? This is an awesome piece of software otherwise.</text:p>
      <text:p text:style-name="DQ-San-Body-Text"> </text:p>
      <text:p text:style-name="DQ-San-Body-Text">Many thanks in advance.</text:p>
      <text:p text:style-name="DQ-San-Body-Text">(2019.01.27 1106h) KV Fitness</text:p>
      <text:p text:style-name="DQ-San-Body-Text">(2019.01.27 1200h) Sewed on fourth button on left sleeve, blue Mr Pinky</text:p>
      <text:p text:style-name="DQ-San-Body-Text">(2019.01.27 1318h) Registration: Go-Jek. iChangi. </text:p>
      <text:p text:style-name="DQ-San-Body-Text">(2019.01.27 1400h) West Coast Plaza // Big Mama Dry Cleaning --- suit from HK still $13.50 *-8892</text:p>
      <text:p text:style-name="DQ-San-Body-Text">(2019.01.27 1430h) West Coast Plaza // Jalan Kayu Prata. Lunch with AL $11 *-cash</text:p>
      <text:p text:style-name="DQ-San-Body-Text"><text:soft-page-break/>(2019.01.27 1530h) r/Crostini // <text:a xlink:type="simple" xlink:href="https://www.reddit.com/r/Crostini/comments/aka0b6/living_with_only_plaintext_copypaste/" text:style-name="Internet_20_link" text:visited-style-name="Visited_20_Internet_20_Link"><text:span text:style-name="Internet_20_link">Living with only plaintext copy/paste</text:span></text:a></text:p>
      <text:p text:style-name="DQ-San-Body-Text">I’m curious how others in our group deal with the fact that our Crostini containers run Apps <text:a xlink:type="simple" xlink:href="https://www.reddit.com/r/Crostini/comments/ajmaen/crostini_linux_apps_will_not_do_formatted_copycut/" text:style-name="Internet_20_link" text:visited-style-name="Visited_20_Internet_20_Link"><text:span text:style-name="Internet_20_link"><text:span text:style-name="T3">without being able to do richer than plaintext copy/paste</text:span></text:span></text:a>. For spreadsheet work, it is unavoidable to want to do much copying and then pasting cell formulas with the natural relative reference adjustment. But beyond that, in my workflow I am constantly copying and then pasting in text documents rich-format text or URL-embedded phrasings. Google Docs and Sheet in ChromeOS do all this routinely and seamlessly, but when we turn to LibreOffice or SoftMaker or Thunderbird in our Crostini containers, this functionality is absent: Only plaintext is copied and pasted.</text:p>
      <text:p text:style-name="DQ-San-Body-Text">[Initially, I thought I was just missing some option or flag but then from a <text:a xlink:type="simple" xlink:href="https://www.reddit.com/r/Crostini/comments/ajmaen/crostini_linux_apps_will_not_do_formatted_copycut/" text:style-name="Internet_20_link" text:visited-style-name="Visited_20_Internet_20_Link"><text:span text:style-name="Internet_20_link"><text:span text:style-name="T3">previous posting</text:span></text:span></text:a>, I’ve learnt that our Crostini containers have, apparently, never been able to do more than plaintext copy/paste. I'm i5/8/256 PixelBook [Stable] but I understand that the problem is general; and that they’re working on it but the issue has been there since at least Feb 2018].</text:p>
      <text:p text:style-name="DQ-San-Body-Text">If Chromebooks (say) seek, through Crostini, to be more than developer machines --- a fine aspiration, given how close they've already come, and given how ChromeOS is already chock-full of user-oriented and even business Apps --- having rich copy/paste seems pretty central.</text:p>
      <text:p text:style-name="DQ-San-Body-Text">Not a complaint - obviously I am grateful for what I can get, and moreover a great deal of my workflow is also in LaTeX and R, where rich copy/paste isn't an issue of course - but I’m wondering how others here deal with this challenge.</text:p>
      <text:p text:style-name="DQ-San-Body-Text"><text:a xlink:type="simple" xlink:href="https://www.reddit.com/r/Crostini/comments/aka0b6/living_with_only_plaintext_copypaste/" text:style-name="Internet_20_link" text:visited-style-name="Visited_20_Internet_20_Link"><text:span text:style-name="Internet_20_link">r/Crostini</text:span></text:a></text:p>
      <text:p text:style-name="DQ-San-Body-Text">(2019.01.27 1530h) Singapore Drivers Basic Theory Test - materials</text:p>
      <text:p text:style-name="DQ-San-Body-Text">(2019.01.27 1935h) Build a Wiki using Google Docs <text:a xlink:type="simple" xlink:href="https://www.producthunt.com/posts/you-need-a-wiki" text:style-name="Internet_20_link" text:visited-style-name="Visited_20_Internet_20_Link"><text:span text:style-name="Internet_20_link"><text:span text:style-name="T3">https://www.producthunt.com/posts/you-need-a-wiki</text:span></text:span></text:a> </text:p>
      <text:p text:style-name="DQ-San-Body-Text">(2019.01.27 2023h) r/Google - <text:a xlink:type="simple" xlink:href="https://www.reddit.com/r/google/comments/akblbl/making_google_docs_available_not_just_across/" text:style-name="Internet_20_link" text:visited-style-name="Visited_20_Internet_20_Link"><text:span text:style-name="Internet_20_link">Making Google Docs available not just across machines but offline across word-processing Apps</text:span></text:a></text:p>
      <text:p text:style-name="DQ-San-Body-Text"/>
      <text:p text:style-name="DQ-San-Body-Text">It’s great that Google Docs makes my documents available to me everywhere I am online. But sometimes I want something much simpler, namely that my document is available not across machines but only across different word-processing Apps. That, it seems to me, what would be more useful when Google Docs documents are said to be made available offline.</text:p>
      <text:p text:style-name="DQ-San-Body-Text"> </text:p>
      <text:p text:style-name="DQ-San-Body-Text">For now when Google Docs says it makes my document available offline, it doesn’t actually put my document in a local file that I can manipulate and open with a different App. Instead, the information in my document is stashed somewhere in my Chrome browser cache. I can’t get at that document with any other word-processing App [LibreOffice, SoftMaker, MS Word...].</text:p>
      <text:p text:style-name="DQ-San-Body-Text"> </text:p>
      <text:p text:style-name="DQ-San-Body-Text">True, I can download my Google Docs document as a ”.docx” file. But then if I want to switch back and forth across Google Docs online and LibreOffice offline use (say), doing the download and upload each time gets to be a fair bit of wear-and-tear. That’s only an end-point solution, not an “ongoing use” one. The Chrome Extension “Office Editing for ...” is great, but it sacrifices a lot of the power of Google Docs, say, when having to preserve the .docx document.</text:p>
      <text:p text:style-name="DQ-San-Body-Text"> </text:p>
      <text:p text:style-name="DQ-San-Body-Text">How have others dealt with this?</text:p>
      <text:p text:style-name="DQ-San-Body-Text"><text:a xlink:type="simple" xlink:href="https://www.reddit.com/r/google/comments/akblbl/making_google_docs_available_not_just_across/" text:style-name="Internet_20_link" text:visited-style-name="Visited_20_Internet_20_Link"><text:span text:style-name="Internet_20_link">r/Google</text:span></text:a></text:p>
      <text:p text:style-name="DQ-San-Body-Text"/>
      <text:p text:style-name="DQ-San-Body-Text">(This</text:p>
      <text:p text:style-name="DQ-San-Body-Text"> </text:p>
      <text:p text:style-name="DQ-San-Body-Text">https://www.reddit.com/r/google/comments/ailobu/how_to_use_google_docs_offline_mobile_and_pcmac/</text:p>
      <text:p text:style-name="DQ-San-Body-Text"><text:soft-page-break/> </text:p>
      <text:p text:style-name="DQ-San-Body-Text">although from as recently as 22 Jan 2019 just rehashes old information. But fine to keep on file here.)</text:p>
      <text:p text:style-name="DQ-San-Body-Text">(2019.01.27 2045h) r/LifeProTip - Include the day of the week!</text:p>
      <text:p text:style-name="DQ-San-Body-Text">LPT: When announcing a date, always include the day of the week. It immediately helps people estimate their availability, and the small bit of time it takes you to look up the day of the week for your message saves all the recipients from having to look it up themselves.</text:p>
      <text:p text:style-name="DQ-San-Body-Text"><text:a xlink:type="simple" xlink:href="https://www.reddit.com/r/lifeprotip/comments/ak46on/lpt_when_announcing_a_date_always_include_the_day/" text:style-name="Internet_20_link" text:visited-style-name="Visited_20_Internet_20_Link"><text:span text:style-name="Internet_20_link">r/lifeprotip </text:span></text:a></text:p>
      <text:p text:style-name="DQ-San-Body-Text">(2019.01.27 2100h) Dinner ju-hoo char from Wei_Li last week. Netflix // Peaky Blinders S03E02-03</text:p>
      <text:p text:style-name="DQ-San-Body-Text"/>
      <text:p text:style-name="DQ-San-Body-Text"><text:span text:style-name="Strong_20_Emphasis">Mon 28 Jan 2019 </text:span></text:p>
      <text:p text:style-name="DQ-San-Body-Text">(2019.01.28 0500h) r/ChromeOs --- <text:a xlink:type="simple" xlink:href="https://www.reddit.com/r/chromeos/comments/a7bp8a/psa_softmaker_office_runs_on_crostini_free_until/ef4j0as/" text:style-name="Internet_20_link" text:visited-style-name="Visited_20_Internet_20_Link"><text:span text:style-name="Internet_20_link">PSA: Softmaker Office runs on Crostini, free until Christmas Eve</text:span></text:a></text:p>
      <text:p text:style-name="DQ-San-Body-Text">Since Crostini doesn't yet support richtext copy/paste</text:p>
      <text:p text:style-name="DQ-San-Body-Text"/>
      <text:p text:style-name="DQ-San-Body-Text">https://www.reddit.com/r/Crostini/comments/aka0b6/living_with_only_plaintext_copypaste/</text:p>
      <text:p text:style-name="DQ-San-Body-Text"/>
      <text:p text:style-name="DQ-San-Body-Text">do readers on this have a workaround for copying formulas in PlanMaker and embedded and rich-format text in SoftMaker Office under Crostini?</text:p>
      <text:p text:style-name="DQ-San-Body-Text"><text:a xlink:type="simple" xlink:href="https://www.reddit.com/r/chromeos/comments/a7bp8a/psa_softmaker_office_runs_on_crostini_free_until/ef4j0as/" text:style-name="Internet_20_link" text:visited-style-name="Visited_20_Internet_20_Link"><text:span text:style-name="Internet_20_link">r/chromeos</text:span></text:a></text:p>
      <text:p text:style-name="DQ-San-Body-Text">(2019.01.28 0801h) Email ACI timing surrounding Mar 2020 -&gt; President, Provost. OK</text:p>
      <text:p text:style-name="DQ-San-Body-Text">(2019.01.28 0806h) GrabCar KVE1 -&gt; MBS $17 *-CORP</text:p>
      <text:p text:style-name="DQ-San-Body-Text">2019.01.28-IPS-Annual-Flagship-MBS</text:p>
      <text:p text:style-name="DQ-San-Body-Text">(2019.01.28 1300h) Lunch, Chan Heng Chee, Carol Soon</text:p>
      <text:list xml:id="list1392520300898216909" text:style-name="WWNum2">
        <text:list-item>
          <text:p text:style-name="P3">Tommy Koh cutting off question with “We know what Kishore thinks” risks giving the impression that Kishore is persona non grata</text:p>
        </text:list-item>
        <text:list-item>
          <text:p text:style-name="P3">KM had been warned by CHC on how whenever he returned from China and would always insist on speaking to Minister. He might have thought he was being helpful, but it came across as his being used by the Chinese to relay messages.</text:p>
        </text:list-item>
        <text:list-item>
          <text:p text:style-name="P3">KM was too pro-China, and Singaporean at the same time</text:p>
        </text:list-item>
        <text:list-item>
          <text:p text:style-name="P3">KM was disliked by those who thought he seemed too much of a self-promoter. This was the case for a number of colleagues at MFA.</text:p>
        </text:list-item>
        <text:list-item>
          <text:p text:style-name="P3">KM would be good and friendly when asking for money, but if turned down he would turn and stop being friendly.</text:p>
        </text:list-item>
        <text:list-item>
          <text:p text:style-name="P3">Geoffrey Yu stopped giving advice because KM never listened.</text:p>
        </text:list-item>
      </text:list>
      <text:p text:style-name="DQ-San-Body-Text">(2019.01.28 1750h) Peggy, drive Kanti and me back to KVE</text:p>
      <text:p text:style-name="DQ-San-Body-Text">(2019.01.28 1930h) Tel -&gt; WONG Liang_Fu, L’Ving Vine, from blood, stools, urine sample</text:p>
      <text:list xml:id="list3093468630633128139" text:style-name="WWNum3">
        <text:list-item>
          <text:p text:style-name="P4">Uric acid level a little high - but as long as no recurrent pains in joints, OK. Avoid rich meats, coffee, alcohol generally.</text:p>
        </text:list-item>
        <text:list-item>
          <text:p text:style-name="P4">Protection against Hep A, Hep B - a bit low, so recommend vaccination</text:p>
        </text:list-item>
        <text:list-item>
          <text:p text:style-name="P4">Cancer markets OK</text:p>
        </text:list-item>
        <text:list-item>
          <text:p text:style-name="P4">ESR / sedimentation markers OK, very mildly high</text:p>
        </text:list-item>
        <text:list-item>
          <text:p text:style-name="P4">Urine OK; stools OK</text:p>
        </text:list-item>
        <text:list-item>
          <text:p text:style-name="P4">Given my age, might want to consider colonscopy and OGD “scope up, scope down”</text:p>
        </text:list-item>
        <text:list-item>
          <text:p text:style-name="P4">Made appointment for after 11 Feb (CNY), with Wendy, for Hep A, Hep B vaccination [will require 3 visits, with second one a month after, and then the third six months later]. Have arranged for Mon 04 Mar 2019 1930h</text:p>
        </text:list-item>
      </text:list>
      <text:p text:style-name="DQ-San-Body-Text">(2019.01.28 2000h) Singapore-Drivers-FINAL-English-Updated-cover-v2-10th-Edition-BTT-270218.pdf</text:p>
      <text:p text:style-name="DQ-San-Body-Text">The <text:a xlink:type="simple" xlink:href="http://www.sgdriving.net/simulator_begin.php?tid=69c00b986ae281c9&amp;tname=Car" text:style-name="Internet_20_link" text:visited-style-name="Visited_20_Internet_20_Link"><text:span text:style-name="Internet_20_link"><text:span text:style-name="T3">BTT (Basic Theory Test) Simulator</text:span></text:span></text:a> on SG Driving // <text:a xlink:type="simple" xlink:href="mailto:DannyQuah@me.com" text:style-name="Internet_20_link" text:visited-style-name="Visited_20_Internet_20_Link"><text:span text:style-name="Internet_20_link"><text:span text:style-name="T3">DannyQuah@me.com</text:span></text:span></text:a>, 1DQ1Sgdrive</text:p>
      <text:p text:style-name="DQ-San-Body-Text"><text:soft-page-break/>(2019.01.28 2200h) Dinner Instant noodles, tofu fish ball. Netflix / Peaky Blinders S03E04</text:p>
      <text:p text:style-name="DQ-San-Body-Text"/>
      <text:p text:style-name="DQ-San-Body-Text"><text:span text:style-name="Strong_20_Emphasis">Tue 29 Jan 2019 </text:span></text:p>
      <text:p text:style-name="DQ-San-Body-Text">(2019.01.29 0530h) The <text:a xlink:type="simple" xlink:href="http://www.sgdriving.net/simulator_begin.php?tid=69c00b986ae281c9&amp;tname=Car" text:style-name="Internet_20_link" text:visited-style-name="Visited_20_Internet_20_Link"><text:span text:style-name="Internet_20_link"><text:span text:style-name="T3">BTT (Basic Theory Test) Simulator</text:span></text:span></text:a> on SG Driving // Flashcards http://www.sgdriving.net/flash-card-set.php </text:p>
      <text:p text:style-name="DQ-San-Body-Text">(2019.01.29 1300h) Photocopied (a) Passport; (b) Employment Pass - front and back; (c) Driving Licence - front and back; (d) Counterfoil Driving Licence - front and back</text:p>
      <text:p text:style-name="DQ-San-Body-Text">(2019.01.29 1310h) GrabCar OTH -&gt; Bukit Badok Driving Centre $13 *-CRED</text:p>
      <text:p text:style-name="P5">(2019.01.29 1420h) BBDC/Passed, achieved 49 out of 50 on the BTT. <text:s/><text:span text:style-name="T4">Unsure which I missed. I thought either of these two:</text:span></text:p>
      <text:list xml:id="list3849454552478773550" text:style-name="L1">
        <text:list-item>
          <text:p text:style-name="P6">Big truck turning left but ahead of you</text:p>
        </text:list-item>
        <text:list-item>
          <text:p text:style-name="P7"><text:span text:style-name="T4">Cross roads junction right of way</text:span></text:p>
        </text:list-item>
      </text:list>
      <text:p text:style-name="P5"><text:span text:style-name="T4">but subsequent consulting with AL, Esther, Amirah, Uncle Donald suggested I must have gotten these right.</text:span></text:p>
      <text:p text:style-name="P5">Conversion $50 *-NETS</text:p>
      <text:p text:style-name="DQ-San-Body-Text">Returned to Conversion section. Needed only to take a photo and watch the (scary, horrific) Road Safety video </text:p>
      <text:p text:style-name="DQ-San-Body-Text">(2019.01.29 1430h) Photo booth on ground floor $7 *-CASH</text:p>
      <text:p text:style-name="DQ-San-Body-Text">Lined up with Singaporean girl who wanted to re-take her photo before proceeding; she too had just taken the BTT. She had learnt everything for the test just from test websites, not at all from the <text:s/>books.</text:p>
      <text:p text:style-name="DQ-San-Body-Text">(2019.01.29 1445h) Road Safety video, 10mins</text:p>
      <text:p text:style-name="DQ-San-Body-Text">Dubai-resident Singaporean boy-girl</text:p>
      <text:p text:style-name="P5">(2019.01.29 1500h) Singapore Driving Licence <text:span text:style-name="T4">achieved. Proper (photocard) driving licence will be sent presently.</text:span></text:p>
      <text:p text:style-name="DQ-San-Body-Text">(2019.01.29 1513h) Go-Jek Bukit Badok BBDC -&gt; OTH $10.20 *-8892</text:p>
      <text:p text:style-name="DQ-San-Body-Text">(2019.01.29 1900h) West Coz - West Coast Plaza // HK Hor Fun $5.50 *-3878</text:p>
      <text:p text:style-name="DQ-San-Body-Text">(2019.01.29 1910h) HK Cafe - West Coast Plaza // Century Egg Pork Porridge $9.10 *-8892</text:p>
      <text:p text:style-name="DQ-San-Body-Text">(2019.01.29 2000h) KV Fitness</text:p>
      <text:p text:style-name="DQ-San-Body-Text">(2019.01.29 2100h) Dinner with AL, still sick with stomach bug // Modern Family </text:p>
      <text:p text:style-name="DQ-San-Body-Text"/>
      <text:p text:style-name="DQ-San-Body-Text"><text:span text:style-name="Strong_20_Emphasis">Wed 30 Jan 2019</text:span></text:p>
      <text:p text:style-name="DQ-San-Body-Text">(2019.01.30 0600h) Celeste SFPS &lt;- </text:p>
      <text:p text:style-name="DQ-San-Body-Text">That it could be destabilizing used to be the worst that could be said of globalization. In the eyes of many, globalization used to mean emerging economies opening themselves to currency speculative attack, and because they were too small, not being able to compete economically with those high-tech advanced nations who were advocating ever greater economic integration. But in the decades since, the challenges have grown: globalization now, according to many, worsens income inequality, disrupts entire nations and is responsible for extreme nationalist populism, and is a battleground for great power competition. Many observers acknowledge the benefits still to globalization but agree it must be managed. But what does it mean to “manage globalization”? The International Economics component of this module will unpack the mechanics in these large trends. It will combine discussion of economic forces and geopolitics to provide frameworks and ideas for assessing and managing global and regional economic integration.</text:p>
      <text:p text:style-name="DQ-San-Body-Text">(2019.01.30 1100h) 2019.01.30-1100h-Chairman-MC </text:p>
      <text:p text:style-name="DQ-San-Body-Text">(2019.01.30 1910h) KV Fitness</text:p>
      <text:p text:style-name="DQ-San-Body-Text">(2019.01.30 2238h) Lee Kuan Yew School of Public Policy is engaging with thought leaders throughout the region #AsiansWhoThink #AsiaThinkerSeries</text:p>
      <text:p text:style-name="DQ-San-Body-Text"><text:a xlink:type="simple" xlink:href="https://www.facebook.com/DannyQuah/posts/10101250938057271" text:style-name="Internet_20_link" text:visited-style-name="Visited_20_Internet_20_Link"><text:span text:style-name="Internet_20_link"><text:span text:style-name="T3">Facebook</text:span></text:span></text:a> </text:p>
      <text:p text:style-name="DQ-San-Body-Text"><text:soft-page-break/><text:span text:style-name="Strong_20_Emphasis"> </text:span></text:p>
      <text:p text:style-name="DQ-San-Body-Text"><text:span text:style-name="Strong_20_Emphasis">Thu 31 Jan 2019</text:span></text:p>
      <text:p text:style-name="DQ-San-Body-Text">(2019.01.31 0030h) JW Marriott Jakarta / check-in Room 1212 </text:p>
      <text:p text:style-name="DQ-San-Body-Text">(2019.01.31 0600h) Indonesia growth, populism</text:p>
      <text:p text:style-name="DQ-San-Body-Text"><text:a xlink:type="simple" xlink:href="https://www.economist.com/asia/2019/01/17/indonesias-economic-growth-is-being-held-back-by-populism" text:style-name="Internet_20_link" text:visited-style-name="Visited_20_Internet_20_Link"><text:span text:style-name="Internet_20_link">https://www.economist.com/asia/2019/01/17/indonesias-economic-growth-is-being-held-back-by-populism</text:span></text:a></text:p>
      <text:p text:style-name="DQ-San-Body-Text">· Jokowi vs Prabowo Subianto; Jokowi weakness acknowledged to be Indonesia’s economy. 2014 promise to get growth up to 7% by 2019; but instead now only about 5%. Central Bank raised interest rates 6x in past year.</text:p>
      <text:p text:style-name="DQ-San-Body-Text">· Potential? Half of Indonesia’s 265mn population under 30; national savings 30% of GDP. In the past used to achieve 7% regularly pre-1997. China both consumer and competitor.</text:p>
      <text:p text:style-name="DQ-San-Body-Text">· Premature de-industrialisation? Manufacturing as fraction of GDP peaked in early 2000s, at income level still relatively low. Shift not into white-collar post-industrial jobs but to less productive employment, e.g., informal trading.</text:p>
      <text:p text:style-name="DQ-San-Body-Text">· FDI low and restricted, barriers from nationalistic voices on competition.</text:p>
      <text:p text:style-name="DQ-San-Body-Text">· Infrastructure poor: Transportation slow and expensive; electricity costly. Financing vs fuel subsidies. SOE but also need private sector investment.</text:p>
      <text:p text:style-name="DQ-San-Body-Text">· Trade barriers remain high. Imports restricted. Trials previously with restrictions have also harmed exports.</text:p>
      <text:p text:style-name="DQ-San-Body-Text">· US-China trade war unnerves emerging-market investors, undermining Indonesian rupiah. OTOH, can Indonesia attract those turning away from China? </text:p>
      <text:p text:style-name="DQ-San-Body-Text">· But Indonesian human capital remains inadequate in skills while relatively high-priced. Some surveys show Indonesia 45% more expensive in like-for-like comparison with Vietnam. Minimum wages are set by local governments: nationally rising as a fraction of average wages from 60% in 2008 to 90% in 2018; in some districts, 20% higher than average.</text:p>
      <text:p text:style-name="DQ-San-Body-Text">DQ: Conclude that the challenge raised by Indonesia populism - as identified here in any case - differs from that in the advanced West, where it concerns primarily trade protectionism, labour flows, anti-elite sentiment, racism --- resulting in electoral turmoil. In Indonesia, on the other hand, it is about anti-FDI nationalism, wage inflation, fuel subsidies, while at the same time trade barriers do remain significant. </text:p>
      <text:p text:style-name="DQ-San-Body-Text">(2019.01.31 0735h) A new initiative aims to modernise global trading rules <text:a xlink:type="simple" xlink:href="https://www.economist.com/finance-and-economics/2019/01/30/a-new-initiative-aims-to-modernise-global-trading-rules" text:style-name="Internet_20_link" text:visited-style-name="Visited_20_Internet_20_Link"><text:span text:style-name="Internet_20_link"><text:span text:style-name="T3">https://www.economist.com/finance-and-economics/2019/01/30/a-new-initiative-aims-to-modernise-global-trading-rules</text:span></text:span></text:a></text:p>
      <text:p text:style-name="DQ-San-Body-Text">Plurilateralism in groups.</text:p>
      <text:p text:style-name="DQ-San-Body-Text">“European law treats privacy as a fundamental human right, and the free flow of data as secondary; the Americans (and Japanese) start from the premise that data should flow and only then consider exceptions on privacy grounds.”</text:p>
      <text:p text:style-name="DQ-San-Body-Text">“The biggest fight will be with China. Its government views data as an issue of sovereignty, and trade in data as a national-security matter. Chinese representatives reportedly tried to narrow the scope of the talks, threatening not to participate.”</text:p>
      <text:p text:style-name="DQ-San-Body-Text">DQ: Akin to Europe: Data belong to the people; US: Data belong to companies; Asia: Data belong to the state.</text:p>
      <text:p text:style-name="DQ-San-Body-Text">(2019.01.31 0845h) Janice Chua, car → Mochtar Riady Institute for Nanotechnology </text:p>
      <text:p text:style-name="DQ-San-Body-Text">Maxx Coffee</text:p>
      <text:p text:style-name="DQ-San-Body-Text">Anthony Wonsono</text:p>
      <text:p text:style-name="DQ-San-Body-Text">(2019.01.31 1634h) One thing about studying world order is how so many well-rounded accomplished individuals have thoughtful, compelling views on it --- something much more difficult to find when instead you study X (\forall X \in \VeryLargeSet)<text:line-break/><text:a xlink:type="simple" xlink:href="https://www.facebook.com/photo.php?fbid=10101251208210881&amp;set=a.581923808231&amp;type=3&amp;theater" text:style-name="Internet_20_link" text:visited-style-name="Visited_20_Internet_20_Link"><text:span text:style-name="Internet_20_link"><text:span text:style-name="T3">Facebook</text:span></text:span></text:a></text:p>
      <text:p text:style-name="DQ-San-Body-Text"><text:soft-page-break/> </text:p>
      <text:p text:style-name="DQ-San-Body-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swiss"/>
    <style:font-face style:name="Gentium Plus" svg:font-family="'Gentium Plus'" style:font-family-generic="swiss"/>
    <style:font-face style:name="Liberation Sans" svg:font-family="'Liberation Sans'" style:font-family-generic="swiss"/>
    <style:font-face style:name="Liberation Serif" svg:font-family="'Liberation Serif'" style:font-family-generic="swiss"/>
    <style:font-face style:name="OpenSymbol" svg:font-family="OpenSymbol"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SG"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0pt" fo:language="en" fo:country="SG"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swiss" fo:font-size="12pt" fo:language="en" fo:country="SG"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DQ-San-Heading-1" style:family="paragraph" style:parent-style-name="Heading_20_1" style:default-outline-level="" style:list-style-name="">
      <style:text-properties style:font-name="Calibri" fo:font-family="Calibri" style:font-family-generic="swiss" fo:font-size="36.5pt" style:font-size-asian="36.5pt" style:font-weight-complex="normal"/>
    </style:style>
    <style:style style:name="DQ-San-Body-Text" style:family="paragraph" style:parent-style-name="Standard" style:default-outline-level="">
      <style:text-properties style:font-name="Calibri" fo:font-family="Calibri" style:font-family-generic="swiss"/>
    </style:style>
    <style:style style:name="DQ-San-Para-1" style:family="paragraph" style:parent-style-name="DQ-San-Body-Text" style:default-outline-level="">
      <style:paragraph-properties fo:margin-top="0cm" fo:margin-bottom="0.423cm" loext:contextual-spacing="false"/>
    </style:style>
    <style:style style:name="DQ-San-Doc-Stamp" style:family="paragraph" style:parent-style-name="DQ-San-Para-1" style:default-outline-level="">
      <loext:graphic-properties draw:fill="solid" draw:fill-color="#ffffff"/>
      <style:paragraph-properties fo:margin-top="0cm" fo:margin-bottom="0cm" loext:contextual-spacing="false" fo:text-align="start" style:justify-single-word="false" fo:background-color="#ffffff" style:writing-mode="lr-tb"/>
      <style:text-properties fo:color="#999999" fo:font-size="10pt" style:font-size-asian="10pt"/>
    </style:style>
    <style:style style:name="DQ-San-Heading-2" style:family="paragraph" style:parent-style-name="DQ-San-Heading-1" style:default-outline-level="">
      <style:paragraph-properties fo:text-align="start" style:justify-single-word="false" style:writing-mode="lr-tb"/>
      <style:text-properties fo:font-size="18pt" style:font-size-asian="18pt"/>
    </style:style>
    <style:style style:name="DQ-Items-Numbered-1" style:family="paragraph" style:parent-style-name="List_20_Bullet_20_4" style:default-outline-level="">
      <style:paragraph-properties fo:margin-left="0.96cm" fo:margin-right="0cm" fo:margin-top="0cm" fo:margin-bottom="0cm" loext:contextual-spacing="false" fo:line-height="100%" fo:text-align="start" style:justify-single-word="false" fo:text-indent="-0.64cm" style:auto-text-indent="false" style:writing-mode="lr-tb"/>
    </style:style>
    <style:style style:name="List_20_Bullet_20_4" style:display-name="List Bullet 4" style:family="paragraph" style:parent-style-name="List" style:default-outline-level="">
      <style:paragraph-properties fo:margin-left="0.635cm" fo:margin-right="0cm" fo:margin-top="0cm" fo:margin-bottom="0.212cm" loext:contextual-spacing="false" fo:text-indent="-0.635cm" style:auto-text-indent="false"/>
    </style:style>
    <style:style style:name="DQ-Ser-Body-Text" style:family="paragraph" style:parent-style-name="DQ-San-Body-Text" style:default-outline-level="">
      <style:paragraph-properties fo:text-align="start" style:justify-single-word="false" style:writing-mode="lr-tb"/>
      <style:text-properties style:font-name="Gentium Plus" fo:font-family="'Gentium Plus'" style:font-family-generic="swiss"/>
    </style:style>
    <style:style style:name="DQ-Ser-Para-1" style:family="paragraph" style:parent-style-name="DQ-Ser-Body-Text" style:default-outline-level="">
      <style:paragraph-properties fo:margin-top="0cm" fo:margin-bottom="0.4cm" loext:contextual-spacing="false" fo:text-align="start" style:justify-single-word="false" style:writing-mode="lr-tb"/>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 style:display-name="ListLabel 1" style:family="text">
      <style:text-properties style:text-underline-style="solid" style:text-underline-width="auto" style:text-underline-color="font-color"/>
    </style:style>
    <style:style style:name="ListLabel_20_2" style:display-name="ListLabel 2" style:family="text"/>
    <style:style style:name="Bullet_20_Symbols" style:display-name="Bullet Symbols" style:family="text">
      <style:text-properties style:font-name="OpenSymbol"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text-underline-style="solid" style:text-underline-width="auto" style:text-underline-color="font-color"/>
    </style:style>
    <style:style style:name="ListLabel_20_22" style:display-name="ListLabel 22" style:family="text"/>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0.423cm" style:layout-grid-ruby-height="0.63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3:13:33</meta:creation-date>
    <meta:initial-creator>Danny Quah</meta:initial-creator>
    <dc:language>en-SG</dc:language>
    <dc:creator>Danny Quah</dc:creator>
    <dc:date>2019-02-10T12:48:33.883696276</dc:date>
    <meta:editing-cycles>13</meta:editing-cycles>
    <dc:title>DQ-Default</dc:title>
    <meta:editing-duration>PT42M10S</meta:editing-duration>
    <meta:generator>LibreOffice/5.2.7.2$Linux_X86_64 LibreOffice_project/20m0$Build-2</meta:generator>
    <meta:document-statistic meta:table-count="0" meta:image-count="0" meta:object-count="0" meta:page-count="26" meta:paragraph-count="750" meta:word-count="11253" meta:character-count="72395" meta:non-whitespace-character-count="61594"/>
    <meta:template xlink:type="simple" xlink:actuate="onRequest" xlink:title="DQ-Default" xlink:href=""/>
  </office:meta>
</office:document-meta>
</file>